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0" style:family="table-cell" style:parent-style-name="Normal_32_2" style:data-style-name="N2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11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1.772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_Addt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.9499919999999999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.9999979999999997" table:style-name="ce5">
            <text:p>8.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number-rows-repeated="1048568" table:style-name="ro1">
          <table:table-cell table:number-columns-repeated="16384"/>
        </table:table-row>
      </table:table>
      <table:table table:name="Buses_OLTC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68"/>
        </table:table-row>
        <table:table-row table:number-rows-repeated="1048575" table:style-name="ro1">
          <table:table-cell table:number-columns-repeated="16384"/>
        </table:table-row>
      </table:table>
      <table:table table:name="Profile_Slack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.0814116436363637" table:style-name="ce6">
            <text:p>1.08</text:p>
          </table:table-cell>
          <table:table-cell office:value-type="float" office:value="1.0784293154545455" table:style-name="ce6">
            <text:p>1.08</text:p>
          </table:table-cell>
          <table:table-cell office:value-type="float" office:value="1.0873144890909092" table:style-name="ce6">
            <text:p>1.09</text:p>
          </table:table-cell>
          <table:table-cell office:value-type="float" office:value="1.0813394527272726" table:style-name="ce6">
            <text:p>1.08</text:p>
          </table:table-cell>
          <table:table-cell office:value-type="float" office:value="1.0842628036363637" table:style-name="ce6">
            <text:p>1.08</text:p>
          </table:table-cell>
          <table:table-cell office:value-type="float" office:value="1.0841475854545455" table:style-name="ce6">
            <text:p>1.08</text:p>
          </table:table-cell>
          <table:table-cell office:value-type="float" office:value="1.0811319718181818" table:style-name="ce6">
            <text:p>1.08</text:p>
          </table:table-cell>
          <table:table-cell office:value-type="float" office:value="1.0792295281818181" table:style-name="ce6">
            <text:p>1.08</text:p>
          </table:table-cell>
          <table:table-cell office:value-type="float" office:value="1.0813017663636364" table:style-name="ce6">
            <text:p>1.08</text:p>
          </table:table-cell>
          <table:table-cell office:value-type="float" office:value="1.0785476545454546" table:style-name="ce6">
            <text:p>1.08</text:p>
          </table:table-cell>
          <table:table-cell office:value-type="float" office:value="1.0825437454545455" table:style-name="ce6">
            <text:p>1.08</text:p>
          </table:table-cell>
          <table:table-cell office:value-type="float" office:value="1.0804905172727273" table:style-name="ce6">
            <text:p>1.08</text:p>
          </table:table-cell>
          <table:table-cell office:value-type="float" office:value="1.0764019363636363" table:style-name="ce6">
            <text:p>1.08</text:p>
          </table:table-cell>
          <table:table-cell office:value-type="float" office:value="1.0806326263636363" table:style-name="ce6">
            <text:p>1.08</text:p>
          </table:table-cell>
          <table:table-cell office:value-type="float" office:value="1.0793899899999999" table:style-name="ce6">
            <text:p>1.08</text:p>
          </table:table-cell>
          <table:table-cell office:value-type="float" office:value="1.0776450718181818" table:style-name="ce6">
            <text:p>1.08</text:p>
          </table:table-cell>
          <table:table-cell office:value-type="float" office:value="1.0803683218181819" table:style-name="ce6">
            <text:p>1.08</text:p>
          </table:table-cell>
          <table:table-cell office:value-type="float" office:value="1.0761546018181818" table:style-name="ce6">
            <text:p>1.08</text:p>
          </table:table-cell>
          <table:table-cell office:value-type="float" office:value="1.0700334254545454" table:style-name="ce6">
            <text:p>1.07</text:p>
          </table:table-cell>
          <table:table-cell office:value-type="float" office:value="1.0668369390909092" table:style-name="ce6">
            <text:p>1.07</text:p>
          </table:table-cell>
          <table:table-cell office:value-type="float" office:value="1.0684956827272727" table:style-name="ce6">
            <text:p>1.07</text:p>
          </table:table-cell>
          <table:table-cell office:value-type="float" office:value="1.0647806036363636" table:style-name="ce6">
            <text:p>1.06</text:p>
          </table:table-cell>
          <table:table-cell office:value-type="float" office:value="1.0644840890909091" table:style-name="ce6">
            <text:p>1.06</text:p>
          </table:table-cell>
          <table:table-cell office:value-type="float" office:value="1.0571688954545455" table:style-name="ce6">
            <text:p>1.06</text:p>
          </table:table-cell>
          <table:table-cell office:value-type="float" office:value="1.0488297118181817" table:style-name="ce6">
            <text:p>1.05</text:p>
          </table:table-cell>
          <table:table-cell office:value-type="float" office:value="1.0431990609090909" table:style-name="ce6">
            <text:p>1.04</text:p>
          </table:table-cell>
          <table:table-cell office:value-type="float" office:value="1.0379840199999999" table:style-name="ce6">
            <text:p>1.04</text:p>
          </table:table-cell>
          <table:table-cell office:value-type="float" office:value="1.0385568818181818" table:style-name="ce6">
            <text:p>1.04</text:p>
          </table:table-cell>
          <table:table-cell office:value-type="float" office:value="1.0328818418181818" table:style-name="ce6">
            <text:p>1.03</text:p>
          </table:table-cell>
          <table:table-cell office:value-type="float" office:value="1.02769172" table:style-name="ce6">
            <text:p>1.03</text:p>
          </table:table-cell>
          <table:table-cell office:value-type="float" office:value="1.0238591700000002" table:style-name="ce6">
            <text:p>1.02</text:p>
          </table:table-cell>
          <table:table-cell office:value-type="float" office:value="1.0177857163636364" table:style-name="ce6">
            <text:p>1.02</text:p>
          </table:table-cell>
          <table:table-cell office:value-type="float" office:value="1.0232840245454544" table:style-name="ce6">
            <text:p>1.02</text:p>
          </table:table-cell>
          <table:table-cell office:value-type="float" office:value="1.0199102090909091" table:style-name="ce6">
            <text:p>1.02</text:p>
          </table:table-cell>
          <table:table-cell office:value-type="float" office:value="1.0227921336363637" table:style-name="ce6">
            <text:p>1.02</text:p>
          </table:table-cell>
          <table:table-cell office:value-type="float" office:value="1.022699" table:style-name="ce6">
            <text:p>1.02</text:p>
          </table:table-cell>
          <table:table-cell office:value-type="float" office:value="1.0186878245454545" table:style-name="ce6">
            <text:p>1.02</text:p>
          </table:table-cell>
          <table:table-cell office:value-type="float" office:value="1.0239152336363637" table:style-name="ce6">
            <text:p>1.02</text:p>
          </table:table-cell>
          <table:table-cell office:value-type="float" office:value="1.0215450963636363" table:style-name="ce6">
            <text:p>1.02</text:p>
          </table:table-cell>
          <table:table-cell office:value-type="float" office:value="1.0256764527272728" table:style-name="ce6">
            <text:p>1.03</text:p>
          </table:table-cell>
          <table:table-cell office:value-type="float" office:value="1.0321766881818182" table:style-name="ce6">
            <text:p>1.03</text:p>
          </table:table-cell>
          <table:table-cell office:value-type="float" office:value="1.0385727736363637" table:style-name="ce6">
            <text:p>1.04</text:p>
          </table:table-cell>
          <table:table-cell office:value-type="float" office:value="1.0295733781818182" table:style-name="ce6">
            <text:p>1.03</text:p>
          </table:table-cell>
          <table:table-cell office:value-type="float" office:value="1.0235500381818181" table:style-name="ce6">
            <text:p>1.02</text:p>
          </table:table-cell>
          <table:table-cell office:value-type="float" office:value="1.0291882763636364" table:style-name="ce6">
            <text:p>1.03</text:p>
          </table:table-cell>
          <table:table-cell office:value-type="float" office:value="1.0247084736363636" table:style-name="ce6">
            <text:p>1.02</text:p>
          </table:table-cell>
          <table:table-cell office:value-type="float" office:value="1.0156272609090908" table:style-name="ce6">
            <text:p>1.02</text:p>
          </table:table-cell>
          <table:table-cell office:value-type="float" office:value="1.0219101172727272" table:style-name="ce6">
            <text:p>1.02</text:p>
          </table:table-cell>
          <table:table-cell office:value-type="float" office:value="1.0277458245454547" table:style-name="ce6">
            <text:p>1.03</text:p>
          </table:table-cell>
          <table:table-cell office:value-type="float" office:value="1.0279236618181817" table:style-name="ce6">
            <text:p>1.03</text:p>
          </table:table-cell>
          <table:table-cell office:value-type="float" office:value="1.0264796645454546" table:style-name="ce6">
            <text:p>1.03</text:p>
          </table:table-cell>
          <table:table-cell office:value-type="float" office:value="1.0276570127272728" table:style-name="ce6">
            <text:p>1.03</text:p>
          </table:table-cell>
          <table:table-cell office:value-type="float" office:value="1.0355549236363637" table:style-name="ce6">
            <text:p>1.04</text:p>
          </table:table-cell>
          <table:table-cell office:value-type="float" office:value="1.0324189954545455" table:style-name="ce6">
            <text:p>1.03</text:p>
          </table:table-cell>
          <table:table-cell office:value-type="float" office:value="1.0337610281818181" table:style-name="ce6">
            <text:p>1.03</text:p>
          </table:table-cell>
          <table:table-cell office:value-type="float" office:value="1.0382288509090909" table:style-name="ce6">
            <text:p>1.04</text:p>
          </table:table-cell>
          <table:table-cell office:value-type="float" office:value="1.0391074218181819" table:style-name="ce6">
            <text:p>1.04</text:p>
          </table:table-cell>
          <table:table-cell office:value-type="float" office:value="1.0396542554545454" table:style-name="ce6">
            <text:p>1.04</text:p>
          </table:table-cell>
          <table:table-cell office:value-type="float" office:value="1.039864299090909" table:style-name="ce6">
            <text:p>1.04</text:p>
          </table:table-cell>
          <table:table-cell office:value-type="float" office:value="1.0472219627272727" table:style-name="ce6">
            <text:p>1.05</text:p>
          </table:table-cell>
          <table:table-cell office:value-type="float" office:value="1.0489526454545455" table:style-name="ce6">
            <text:p>1.05</text:p>
          </table:table-cell>
          <table:table-cell office:value-type="float" office:value="1.0510290609090909" table:style-name="ce6">
            <text:p>1.05</text:p>
          </table:table-cell>
          <table:table-cell office:value-type="float" office:value="1.0536761472727272" table:style-name="ce6">
            <text:p>1.05</text:p>
          </table:table-cell>
          <table:table-cell office:value-type="float" office:value="1.0476800036363636" table:style-name="ce6">
            <text:p>1.05</text:p>
          </table:table-cell>
          <table:table-cell office:value-type="float" office:value="1.0465683481818182" table:style-name="ce6">
            <text:p>1.05</text:p>
          </table:table-cell>
          <table:table-cell office:value-type="float" office:value="1.0397672427272728" table:style-name="ce6">
            <text:p>1.04</text:p>
          </table:table-cell>
          <table:table-cell office:value-type="float" office:value="1.0369808763636363" table:style-name="ce6">
            <text:p>1.04</text:p>
          </table:table-cell>
          <table:table-cell office:value-type="float" office:value="1.0373086327272727" table:style-name="ce6">
            <text:p>1.04</text:p>
          </table:table-cell>
          <table:table-cell office:value-type="float" office:value="1.0246076245454545" table:style-name="ce6">
            <text:p>1.02</text:p>
          </table:table-cell>
          <table:table-cell office:value-type="float" office:value="1.0261725827272727" table:style-name="ce6">
            <text:p>1.03</text:p>
          </table:table-cell>
          <table:table-cell office:value-type="float" office:value="1.020341719090909" table:style-name="ce6">
            <text:p>1.02</text:p>
          </table:table-cell>
          <table:table-cell office:value-type="float" office:value="1.0188877009090909" table:style-name="ce6">
            <text:p>1.02</text:p>
          </table:table-cell>
          <table:table-cell office:value-type="float" office:value="1.0273955463636364" table:style-name="ce6">
            <text:p>1.03</text:p>
          </table:table-cell>
          <table:table-cell office:value-type="float" office:value="1.0249526981818182" table:style-name="ce6">
            <text:p>1.02</text:p>
          </table:table-cell>
          <table:table-cell office:value-type="float" office:value="1.0306595018181819" table:style-name="ce6">
            <text:p>1.03</text:p>
          </table:table-cell>
          <table:table-cell office:value-type="float" office:value="1.0367583672727272" table:style-name="ce6">
            <text:p>1.04</text:p>
          </table:table-cell>
          <table:table-cell office:value-type="float" office:value="1.0283930945454545" table:style-name="ce6">
            <text:p>1.03</text:p>
          </table:table-cell>
          <table:table-cell office:value-type="float" office:value="1.0405669636363637" table:style-name="ce6">
            <text:p>1.04</text:p>
          </table:table-cell>
          <table:table-cell office:value-type="float" office:value="1.0383649127272727" table:style-name="ce6">
            <text:p>1.04</text:p>
          </table:table-cell>
          <table:table-cell office:value-type="float" office:value="1.0326958618181818" table:style-name="ce6">
            <text:p>1.03</text:p>
          </table:table-cell>
          <table:table-cell office:value-type="float" office:value="1.0427475918181819" table:style-name="ce6">
            <text:p>1.04</text:p>
          </table:table-cell>
          <table:table-cell office:value-type="float" office:value="1.0371594045454546" table:style-name="ce6">
            <text:p>1.04</text:p>
          </table:table-cell>
          <table:table-cell office:value-type="float" office:value="1.0414365036363638" table:style-name="ce6">
            <text:p>1.04</text:p>
          </table:table-cell>
          <table:table-cell office:value-type="float" office:value="1.0519231063636363" table:style-name="ce6">
            <text:p>1.05</text:p>
          </table:table-cell>
          <table:table-cell office:value-type="float" office:value="1.0494627599999999" table:style-name="ce6">
            <text:p>1.05</text:p>
          </table:table-cell>
          <table:table-cell office:value-type="float" office:value="1.0488380654545455" table:style-name="ce6">
            <text:p>1.05</text:p>
          </table:table-cell>
          <table:table-cell office:value-type="float" office:value="1.0502336754545454" table:style-name="ce6">
            <text:p>1.05</text:p>
          </table:table-cell>
          <table:table-cell office:value-type="float" office:value="1.058722759090909" table:style-name="ce6">
            <text:p>1.06</text:p>
          </table:table-cell>
          <table:table-cell office:value-type="float" office:value="1.0657444927272728" table:style-name="ce6">
            <text:p>1.07</text:p>
          </table:table-cell>
          <table:table-cell office:value-type="float" office:value="1.0652296363636362" table:style-name="ce6">
            <text:p>1.07</text:p>
          </table:table-cell>
          <table:table-cell office:value-type="float" office:value="1.060265098181818" table:style-name="ce6">
            <text:p>1.06</text:p>
          </table:table-cell>
          <table:table-cell office:value-type="float" office:value="1.0739435618181818" table:style-name="ce6">
            <text:p>1.07</text:p>
          </table:table-cell>
          <table:table-cell office:value-type="float" office:value="1.0751117136363637" table:style-name="ce6">
            <text:p>1.08</text:p>
          </table:table-cell>
          <table:table-cell office:value-type="float" office:value="1.0673703254545455" table:style-name="ce6">
            <text:p>1.07</text:p>
          </table:table-cell>
          <table:table-cell office:value-type="float" office:value="1.0650892363636364" table:style-name="ce6">
            <text:p>1.07</text:p>
          </table:table-cell>
          <table:table-cell office:value-type="float" office:value="1.0689199054545455" table:style-name="ce6">
            <text:p>1.07</text:p>
          </table:table-cell>
          <table:table-cell table:number-columns-repeated="1628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Chart 1" svg:x="0.15625in" svg:y="0.16146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Profile_oltc_ratio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.0299213096362618" table:style-name="ce3">
            <text:p>1.02992131</text:p>
          </table:table-cell>
          <table:table-cell office:value-type="float" office:value="1.0270809820284927" table:style-name="ce3">
            <text:p>1.027080982</text:p>
          </table:table-cell>
          <table:table-cell office:value-type="float" office:value="1.0355430970073347" table:style-name="ce3">
            <text:p>1.035543097</text:p>
          </table:table-cell>
          <table:table-cell office:value-type="float" office:value="1.0298525560251162" table:style-name="ce3">
            <text:p>1.029852556</text:p>
          </table:table-cell>
          <table:table-cell office:value-type="float" office:value="1.0326367145040218" table:style-name="ce3">
            <text:p>1.032636715</text:p>
          </table:table-cell>
          <table:table-cell office:value-type="float" office:value="1.0325269823207126" table:style-name="ce3">
            <text:p>1.032526982</text:p>
          </table:table-cell>
          <table:table-cell office:value-type="float" office:value="1.0296549541120308" table:style-name="ce3">
            <text:p>1.029654954</text:p>
          </table:table-cell>
          <table:table-cell office:value-type="float" office:value="1.0278430934269689" table:style-name="ce3">
            <text:p>1.027843093</text:p>
          </table:table-cell>
          <table:table-cell office:value-type="float" office:value="1.0298166640599982" table:style-name="ce3">
            <text:p>1.029816664</text:p>
          </table:table-cell>
          <table:table-cell office:value-type="float" office:value="1.0271936865219273" table:style-name="ce3">
            <text:p>1.027193687</text:p>
          </table:table-cell>
          <table:table-cell office:value-type="float" office:value="1.0309995075584726" table:style-name="ce3">
            <text:p>1.030999508</text:p>
          </table:table-cell>
          <table:table-cell office:value-type="float" office:value="1.0290440417833036" table:style-name="ce3">
            <text:p>1.029044042</text:p>
          </table:table-cell>
          <table:table-cell office:value-type="float" office:value="1.0251501345656182" table:style-name="ce3">
            <text:p>1.025150135</text:p>
          </table:table-cell>
          <table:table-cell office:value-type="float" office:value="1.0291793844919581" table:style-name="ce3">
            <text:p>1.029179384</text:p>
          </table:table-cell>
          <table:table-cell office:value-type="float" office:value="1.02799591501614" table:style-name="ce3">
            <text:p>1.027995915</text:p>
          </table:table-cell>
          <table:table-cell office:value-type="float" office:value="1.0263340793686309" table:style-name="ce3">
            <text:p>1.026334079</text:p>
          </table:table-cell>
          <table:table-cell office:value-type="float" office:value="1.0289276645431309" table:style-name="ce3">
            <text:p>1.028927665</text:p>
          </table:table-cell>
          <table:table-cell office:value-type="float" office:value="1.0249145766072107" table:style-name="ce3">
            <text:p>1.024914577</text:p>
          </table:table-cell>
          <table:table-cell office:value-type="float" office:value="1.0190848539349526" table:style-name="ce3">
            <text:p>1.019084854</text:p>
          </table:table-cell>
          <table:table-cell office:value-type="float" office:value="1.0160405650730346" table:style-name="ce3">
            <text:p>1.016040565</text:p>
          </table:table-cell>
          <table:table-cell office:value-type="float" office:value="1.0176203292898962" table:style-name="ce3">
            <text:p>1.017620329</text:p>
          </table:table-cell>
          <table:table-cell office:value-type="float" office:value="1.0140821399748217" table:style-name="ce3">
            <text:p>1.01408214</text:p>
          </table:table-cell>
          <table:table-cell office:value-type="float" office:value="1.0137997436729345" table:style-name="ce3">
            <text:p>1.013799744</text:p>
          </table:table-cell>
          <table:table-cell office:value-type="float" office:value="1.0068328556663728" table:style-name="ce3">
            <text:p>1.006832856</text:p>
          </table:table-cell>
          <table:table-cell office:value-type="float" office:value="0.99889073391967076" table:style-name="ce3">
            <text:p>0.998890734</text:p>
          </table:table-cell>
          <table:table-cell office:value-type="float" office:value="0.99352818082296535" table:style-name="ce3">
            <text:p>0.993528181</text:p>
          </table:table-cell>
          <table:table-cell office:value-type="float" office:value="0.98856144887171982" table:style-name="ce3">
            <text:p>0.988561449</text:p>
          </table:table-cell>
          <table:table-cell office:value-type="float" office:value="0.98910703444729087" table:style-name="ce3">
            <text:p>0.989107034</text:p>
          </table:table-cell>
          <table:table-cell office:value-type="float" office:value="0.98370220580185086" table:style-name="ce3">
            <text:p>0.983702206</text:p>
          </table:table-cell>
          <table:table-cell office:value-type="float" office:value="0.97875920644391989" table:style-name="ce3">
            <text:p>0.978759206</text:p>
          </table:table-cell>
          <table:table-cell office:value-type="float" office:value="0.97510913947962008" table:style-name="ce3">
            <text:p>0.975109139</text:p>
          </table:table-cell>
          <table:table-cell office:value-type="float" office:value="0.96932486726469813" table:style-name="ce3">
            <text:p>0.969324867</text:p>
          </table:table-cell>
          <table:table-cell office:value-type="float" office:value="0.97456137900074713" table:style-name="ce3">
            <text:p>0.974561379</text:p>
          </table:table-cell>
          <table:table-cell office:value-type="float" office:value="0.97134820439525449" table:style-name="ce3">
            <text:p>0.971348204</text:p>
          </table:table-cell>
          <table:table-cell office:value-type="float" office:value="0.9740929089854018" table:style-name="ce3">
            <text:p>0.974092909</text:p>
          </table:table-cell>
          <table:table-cell office:value-type="float" office:value="0.97400420981399993" table:style-name="ce3">
            <text:p>0.97400421</text:p>
          </table:table-cell>
          <table:table-cell office:value-type="float" office:value="0.9701840224675472" table:style-name="ce3">
            <text:p>0.970184022</text:p>
          </table:table-cell>
          <table:table-cell office:value-type="float" office:value="0.9751625337020019" table:style-name="ce3">
            <text:p>0.975162534</text:p>
          </table:table-cell>
          <table:table-cell office:value-type="float" office:value="0.97290524814537815" table:style-name="ce3">
            <text:p>0.972905248</text:p>
          </table:table-cell>
          <table:table-cell office:value-type="float" office:value="0.97683989410711636" table:style-name="ce3">
            <text:p>0.976839894</text:p>
          </table:table-cell>
          <table:table-cell office:value-type="float" office:value="0.98303062735072899" table:style-name="ce3">
            <text:p>0.983030627</text:p>
          </table:table-cell>
          <table:table-cell office:value-type="float" office:value="0.98912216959244181" table:style-name="ce3">
            <text:p>0.98912217</text:p>
          </table:table-cell>
          <table:table-cell office:value-type="float" office:value="0.98055127135306897" table:style-name="ce3">
            <text:p>0.980551271</text:p>
          </table:table-cell>
          <table:table-cell office:value-type="float" office:value="0.97481472666382896" table:style-name="ce3">
            <text:p>0.974814727</text:p>
          </table:table-cell>
          <table:table-cell office:value-type="float" office:value="0.98018450577285821" table:style-name="ce3">
            <text:p>0.980184506</text:p>
          </table:table-cell>
          <table:table-cell office:value-type="float" office:value="0.97591800437264176" table:style-name="ce3">
            <text:p>0.975918004</text:p>
          </table:table-cell>
          <table:table-cell office:value-type="float" office:value="0.96726918450816535" table:style-name="ce3">
            <text:p>0.967269185</text:p>
          </table:table-cell>
          <table:table-cell office:value-type="float" office:value="0.97325288894890349" table:style-name="ce3">
            <text:p>0.973252889</text:p>
          </table:table-cell>
          <table:table-cell office:value-type="float" office:value="0.97881073485554737" table:style-name="ce3">
            <text:p>0.978810735</text:p>
          </table:table-cell>
          <table:table-cell office:value-type="float" office:value="0.97898010458437079" table:style-name="ce3">
            <text:p>0.978980105</text:p>
          </table:table-cell>
          <table:table-cell office:value-type="float" office:value="0.97760486179778727" table:style-name="ce3">
            <text:p>0.977604862</text:p>
          </table:table-cell>
          <table:table-cell office:value-type="float" office:value="0.97872615172327637" table:style-name="ce3">
            <text:p>0.978726152</text:p>
          </table:table-cell>
          <table:table-cell office:value-type="float" office:value="0.98624801150234187" table:style-name="ce3">
            <text:p>0.986248012</text:p>
          </table:table-cell>
          <table:table-cell office:value-type="float" office:value="0.98326139740497276" table:style-name="ce3">
            <text:p>0.983261397</text:p>
          </table:table-cell>
          <table:table-cell office:value-type="float" office:value="0.98453953058596899" table:style-name="ce3">
            <text:p>0.984539531</text:p>
          </table:table-cell>
          <table:table-cell office:value-type="float" office:value="0.98879462240190541" table:style-name="ce3">
            <text:p>0.988794622</text:p>
          </table:table-cell>
          <table:table-cell office:value-type="float" office:value="0.98963136103573102" table:style-name="ce3">
            <text:p>0.989631361</text:p>
          </table:table-cell>
          <table:table-cell office:value-type="float" office:value="0.99015215773533261" table:style-name="ce3">
            <text:p>0.990152158</text:p>
          </table:table-cell>
          <table:table-cell office:value-type="float" office:value="0.99035220035399441" table:style-name="ce3">
            <text:p>0.9903522</text:p>
          </table:table-cell>
          <table:table-cell office:value-type="float" office:value="0.99735953619397633" table:style-name="ce3">
            <text:p>0.997359536</text:p>
          </table:table-cell>
          <table:table-cell office:value-type="float" office:value="0.99900781419387275" table:style-name="ce3">
            <text:p>0.999007814</text:p>
          </table:table-cell>
          <table:table-cell office:value-type="float" office:value="1.0009853632029653" table:style-name="ce3">
            <text:p>1.000985363</text:p>
          </table:table-cell>
          <table:table-cell office:value-type="float" office:value="1.0035064111964835" table:style-name="ce3">
            <text:p>1.003506411</text:p>
          </table:table-cell>
          <table:table-cell office:value-type="float" office:value="0.99779576794322178" table:style-name="ce3">
            <text:p>0.997795768</text:p>
          </table:table-cell>
          <table:table-cell office:value-type="float" office:value="0.99673704285148912" table:style-name="ce3">
            <text:p>0.996737043</text:p>
          </table:table-cell>
          <table:table-cell office:value-type="float" office:value="0.99025976523205639" table:style-name="ce3">
            <text:p>0.990259765</text:p>
          </table:table-cell>
          <table:table-cell office:value-type="float" office:value="0.98760606891645808" table:style-name="ce3">
            <text:p>0.987606069</text:p>
          </table:table-cell>
          <table:table-cell office:value-type="float" office:value="0.98791821948859626" table:style-name="ce3">
            <text:p>0.987918219</text:p>
          </table:table-cell>
          <table:table-cell office:value-type="float" office:value="0.97582195711034714" table:style-name="ce3">
            <text:p>0.975821957</text:p>
          </table:table-cell>
          <table:table-cell office:value-type="float" office:value="0.97731240137329634" table:style-name="ce3">
            <text:p>0.977312401</text:p>
          </table:table-cell>
          <table:table-cell office:value-type="float" office:value="0.97175916847811439" table:style-name="ce3">
            <text:p>0.971759168</text:p>
          </table:table-cell>
          <table:table-cell office:value-type="float" office:value="0.9703743819180054" table:style-name="ce3">
            <text:p>0.970374382</text:p>
          </table:table-cell>
          <table:table-cell office:value-type="float" office:value="0.97847713481907816" table:style-name="ce3">
            <text:p>0.978477135</text:p>
          </table:table-cell>
          <table:table-cell office:value-type="float" office:value="0.9761506004105891" table:style-name="ce3">
            <text:p>0.9761506</text:p>
          </table:table-cell>
          <table:table-cell office:value-type="float" office:value="0.98158568029861093" table:style-name="ce3">
            <text:p>0.98158568</text:p>
          </table:table-cell>
          <table:table-cell office:value-type="float" office:value="0.9873941543734035" table:style-name="ce3">
            <text:p>0.987394154</text:p>
          </table:table-cell>
          <table:table-cell office:value-type="float" office:value="0.97942718574176713" table:style-name="ce3">
            <text:p>0.979427186</text:p>
          </table:table-cell>
          <table:table-cell office:value-type="float" office:value="0.9910214082297818" table:style-name="ce3">
            <text:p>0.991021408</text:p>
          </table:table-cell>
          <table:table-cell office:value-type="float" office:value="0.98892420577267626" table:style-name="ce3">
            <text:p>0.988924206</text:p>
          </table:table-cell>
          <table:table-cell office:value-type="float" office:value="0.98352508105357084" table:style-name="ce3">
            <text:p>0.983525081</text:p>
          </table:table-cell>
          <table:table-cell office:value-type="float" office:value="0.99309820798135096" table:style-name="ce3">
            <text:p>0.993098208</text:p>
          </table:table-cell>
          <table:table-cell office:value-type="float" office:value="0.98777609665742727" table:style-name="ce3">
            <text:p>0.987776097</text:p>
          </table:table-cell>
          <table:table-cell office:value-type="float" office:value="0.99184954595222186" table:style-name="ce3">
            <text:p>0.991849546</text:p>
          </table:table-cell>
          <table:table-cell office:value-type="float" office:value="1.0018368395772381" table:style-name="ce3">
            <text:p>1.00183684</text:p>
          </table:table-cell>
          <table:table-cell office:value-type="float" office:value="0.99949364014535991" table:style-name="ce3">
            <text:p>0.99949364</text:p>
          </table:table-cell>
          <table:table-cell office:value-type="float" office:value="0.99889868980599272" table:style-name="ce3">
            <text:p>0.99889869</text:p>
          </table:table-cell>
          <table:table-cell office:value-type="float" office:value="1.0002278492314527" table:style-name="ce3">
            <text:p>1.000227849</text:p>
          </table:table-cell>
          <table:table-cell office:value-type="float" office:value="1.0083127336395543" table:style-name="ce3">
            <text:p>1.008312734</text:p>
          </table:table-cell>
          <table:table-cell office:value-type="float" office:value="1.0150001344505564" table:style-name="ce3">
            <text:p>1.015000134</text:p>
          </table:table-cell>
          <table:table-cell office:value-type="float" office:value="1.0145097924578179" table:style-name="ce3">
            <text:p>1.014509792</text:p>
          </table:table-cell>
          <table:table-cell office:value-type="float" office:value="1.0097816357969889" table:style-name="ce3">
            <text:p>1.009781636</text:p>
          </table:table-cell>
          <table:table-cell office:value-type="float" office:value="1.0228088130657709" table:style-name="ce3">
            <text:p>1.022808813</text:p>
          </table:table-cell>
          <table:table-cell office:value-type="float" office:value="1.0239213445032818" table:style-name="ce3">
            <text:p>1.023921345</text:p>
          </table:table-cell>
          <table:table-cell office:value-type="float" office:value="1.0165485547783526" table:style-name="ce3">
            <text:p>1.016548555</text:p>
          </table:table-cell>
          <table:table-cell office:value-type="float" office:value="1.0143760774634181" table:style-name="ce3">
            <text:p>1.014376077</text:p>
          </table:table-cell>
          <table:table-cell office:value-type="float" office:value="1.0180243530762327" table:style-name="ce3">
            <text:p>1.018024353</text:p>
          </table:table-cell>
          <table:table-cell table:number-columns-repeated="16287"/>
        </table:table-row>
        <table:table-row table:number-rows-repeated="1048574" table:style-name="ro1">
          <table:table-cell table:number-columns-repeated="16384"/>
        </table:table-row>
      </table:table>
      <table:table table:name="Lines_Addt" table:style-name="ta1">
        <table:table-column table:style-name="co1" table:number-columns-repeated="8" table:default-cell-style-name="ce1"/>
        <table:table-column table:style-name="co1" table:number-columns-repeated="5" table:default-cell-style-name="ce1" table:visibility="collapse"/>
        <table:table-column table:style-name="co3" table:number-columns-repeated="2" table:default-cell-style-name="ce1" table:visibility="collapse"/>
        <table:table-column table:style-name="co4" table:default-cell-style-name="ce1" table:visibility="collap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65" table:default-cell-style-name="ce1"/>
        <table:table-row table:style-name="ro2">
          <table:table-cell office:value-type="string" table:style-name="ce7">
            <text:p>fbus</text:p>
          </table:table-cell>
          <table:table-cell office:value-type="string" table:style-name="ce7">
            <text:p>tbus</text:p>
          </table:table-cell>
          <table:table-cell office:value-type="string" table:style-name="ce7">
            <text:p>step_size</text:p>
          </table:table-cell>
          <table:table-cell office:value-type="string" table:style-name="ce7">
            <text:p>actTap</text:p>
          </table:table-cell>
          <table:table-cell office:value-type="string" table:style-name="ce7">
            <text:p>minTap</text:p>
          </table:table-cell>
          <table:table-cell office:value-type="string" table:style-name="ce7">
            <text:p>maxTap</text:p>
          </table:table-cell>
          <table:table-cell office:value-type="string" table:style-name="ce7">
            <text:p>normalTap</text:p>
          </table:table-cell>
          <table:table-cell office:value-type="string" table:style-name="ce7">
            <text:p>nominalRatio</text:p>
          </table:table-cell>
          <table:table-cell office:value-type="string" table:style-name="ce7">
            <text:p>r_ip</text:p>
          </table:table-cell>
          <table:table-cell office:value-type="string" table:style-name="ce7">
            <text:p>r_n</text:p>
          </table:table-cell>
          <table:table-cell office:value-type="string" table:style-name="ce7">
            <text:p>r0</text:p>
          </table:table-cell>
          <table:table-cell office:value-type="string" table:style-name="ce7">
            <text:p>x0</text:p>
          </table:table-cell>
          <table:table-cell office:value-type="string" table:style-name="ce7">
            <text:p>b0</text:p>
          </table:table-cell>
          <table:table-cell office:value-type="string" table:style-name="ce7">
            <text:p>length (meter)</text:p>
          </table:table-cell>
          <table:table-cell office:value-type="string" table:style-name="ce7">
            <text:p>NormSTAT</text:p>
          </table:table-cell>
          <table:table-cell office:value-type="string" table:style-name="ce7">
            <text:p>g</text:p>
          </table:table-cell>
          <table:table-cell office:value-type="string" table:style-name="ce7">
            <text:p>minTapratio</text:p>
          </table:table-cell>
          <table:table-cell office:value-type="string" table:style-name="ce7">
            <text:p>maxTapratio</text:p>
          </table:table-cell>
          <table:table-cell office:value-type="string" table:style-name="ce7">
            <text:p>status_oltc_flex</text:p>
          </table:table-cell>
          <table:table-cell table:number-columns-repeated="16365" table:style-name="ce1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2">
            <text:p>0</text:p>
          </table:table-cell>
          <table:table-cell table:number-columns-repeated="7" table:style-name="ce2"/>
          <table:table-cell table:number-columns-repeated="1635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.4999999999999999E-2" table:style-name="ce9">
            <text:p>0.015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21" table:style-name="ce9">
            <text:p>21</text:p>
          </table:table-cell>
          <table:table-cell office:value-type="float" office:value="11" table:style-name="ce9">
            <text:p>11</text:p>
          </table:table-cell>
          <table:table-cell office:value-type="float" office:value="1.0380952379999999" table:style-name="ce10">
            <text:p>1.0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81330275238195449" table:formula="of:=[.H5]^-1-(([.G5]-[.E5])*[.C5])" table:style-name="ce11">
            <text:p>0.81</text:p>
          </table:table-cell>
          <table:table-cell office:value-type="float" office:value="1.1133027523819545" table:formula="of:=[.H5]^-1+(([.F5]-[.G5])*[.C5])" table:style-name="ce11">
            <text:p>1.11</text:p>
          </table:table-cell>
          <table:table-cell office:value-type="float" office:value="1" table:style-name="ce12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2.5000000000000001E-2" table:style-name="ce9">
            <text:p>0.02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95" table:formula="of:=[.H6]^-1-(([.G6]-[.E6])*[.C6])" table:style-name="ce11">
            <text:p>0.95</text:p>
          </table:table-cell>
          <table:table-cell office:value-type="float" office:value="1.05" table:formula="of:=[.H6]^-1+(([.F6]-[.G6])*[.C6])" table:style-name="ce11">
            <text:p>1.05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2.5000000000000001E-2" table:style-name="ce9">
            <text:p>0.02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95" table:formula="of:=[.H7]^-1-(([.G7]-[.E7])*[.C7])" table:style-name="ce11">
            <text:p>0.95</text:p>
          </table:table-cell>
          <table:table-cell office:value-type="float" office:value="1.05" table:formula="of:=[.H7]^-1+(([.F7]-[.G7])*[.C7])" table:style-name="ce11">
            <text:p>1.05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Lines_OLTC_Addt" table:style-name="ta2">
        <table:table-column table:style-name="co1" table:number-columns-repeated="1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6" table:default-cell-style-name="ce1"/>
        <table:table-column table:style-name="co10" table:default-cell-style-name="ce1"/>
        <table:table-column table:style-name="co1" table:number-columns-repeated="16358" table:default-cell-style-name="ce1"/>
        <table:table-row table:style-name="ro2">
          <table:table-cell office:value-type="string" table:style-name="ce7">
            <text:p>fbus</text:p>
          </table:table-cell>
          <table:table-cell office:value-type="string" table:style-name="ce7">
            <text:p>tbus</text:p>
          </table:table-cell>
          <table:table-cell office:value-type="string" table:style-name="ce7">
            <text:p>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b</text:p>
          </table:table-cell>
          <table:table-cell office:value-type="string" table:style-name="ce7">
            <text:p>rateA</text:p>
          </table:table-cell>
          <table:table-cell office:value-type="string" table:style-name="ce7">
            <text:p>rateB</text:p>
          </table:table-cell>
          <table:table-cell office:value-type="string" table:style-name="ce7">
            <text:p>rateC</text:p>
          </table:table-cell>
          <table:table-cell office:value-type="string" table:style-name="ce7">
            <text:p>ratio</text:p>
          </table:table-cell>
          <table:table-cell office:value-type="string" table:style-name="ce7">
            <text:p>angle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angmin</text:p>
          </table:table-cell>
          <table:table-cell office:value-type="string" table:style-name="ce7">
            <text:p>angmax</text:p>
          </table:table-cell>
          <table:table-cell office:value-type="string" table:style-name="ce14">
            <text:p>step_size</text:p>
          </table:table-cell>
          <table:table-cell office:value-type="string" table:style-name="ce14">
            <text:p>actTap</text:p>
          </table:table-cell>
          <table:table-cell office:value-type="string" table:style-name="ce14">
            <text:p>minTap</text:p>
          </table:table-cell>
          <table:table-cell office:value-type="string" table:style-name="ce14">
            <text:p>maxTap</text:p>
          </table:table-cell>
          <table:table-cell office:value-type="string" table:style-name="ce14">
            <text:p>normalTap</text:p>
          </table:table-cell>
          <table:table-cell office:value-type="string" table:style-name="ce14">
            <text:p>nominalRatio</text:p>
          </table:table-cell>
          <table:table-cell office:value-type="string" table:style-name="ce14">
            <text:p>r_ip</text:p>
          </table:table-cell>
          <table:table-cell office:value-type="string" table:style-name="ce14">
            <text:p>r_n</text:p>
          </table:table-cell>
          <table:table-cell office:value-type="string" table:style-name="ce14">
            <text:p>r0</text:p>
          </table:table-cell>
          <table:table-cell office:value-type="string" table:style-name="ce14">
            <text:p>x0</text:p>
          </table:table-cell>
          <table:table-cell office:value-type="string" table:style-name="ce14">
            <text:p>b0</text:p>
          </table:table-cell>
          <table:table-cell office:value-type="string" table:style-name="ce15">
            <text:p>length (meter)</text:p>
          </table:table-cell>
          <table:table-cell office:value-type="string" table:style-name="ce7">
            <text:p>NormSTAT</text:p>
          </table:table-cell>
          <table:table-cell office:value-type="string" table:style-name="ce14">
            <text:p>g</text:p>
          </table:table-cell>
          <table:table-cell office:value-type="string" table:style-name="ce15">
            <text:p>minTapratio</text:p>
          </table:table-cell>
          <table:table-cell office:value-type="string" table:style-name="ce15">
            <text:p>maxTapratio</text:p>
          </table:table-cell>
          <table:table-cell table:number-columns-repeated="16355"/>
        </table:table-row>
        <table:table-row table:number-rows-repeated="1048575" table:style-name="ro1">
          <table:table-cell table:number-columns-repeated="16384"/>
        </table:table-row>
      </table:table>
      <table:table table:name="Loads_Add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st_inc</text:p>
          </table:table-cell>
          <table:table-cell office:value-type="string" table:style-name="ce2">
            <text:p>cost_dec</text:p>
          </table:table-cell>
          <table:table-cell table:number-columns-repeated="1638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6" table:style-name="ce16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7" table:style-name="ce16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RES_Addt" table:style-name="ta1">
        <table:table-column table:style-name="co1" table:number-columns-repeated="16384" table:default-cell-style-name="ce1"/>
        <table:table-row table:style-name="ro2">
          <table:table-cell office:value-type="string" table:style-name="ce7">
            <text:p>bus_i</text:p>
          </table:table-cell>
          <table:table-cell office:value-type="string" table:style-name="ce7">
            <text:p>Pg</text:p>
          </table:table-cell>
          <table:table-cell office:value-type="string" table:style-name="ce7">
            <text:p>Qg</text:p>
          </table:table-cell>
          <table:table-cell office:value-type="string" table:style-name="ce7">
            <text:p>Qmax</text:p>
          </table:table-cell>
          <table:table-cell office:value-type="string" table:style-name="ce7">
            <text:p>Qmin</text:p>
          </table:table-cell>
          <table:table-cell office:value-type="string" table:style-name="ce7">
            <text:p>Vg</text:p>
          </table:table-cell>
          <table:table-cell office:value-type="string" table:style-name="ce7">
            <text:p>mBase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Pmax</text:p>
          </table:table-cell>
          <table:table-cell office:value-type="string" table:style-name="ce7">
            <text:p>Pmin</text:p>
          </table:table-cell>
          <table:table-cell office:value-type="string" table:style-name="ce7">
            <text:p>Pc1</text:p>
          </table:table-cell>
          <table:table-cell office:value-type="string" table:style-name="ce7">
            <text:p>Pc2</text:p>
          </table:table-cell>
          <table:table-cell office:value-type="string" table:style-name="ce7">
            <text:p>Qc1min</text:p>
          </table:table-cell>
          <table:table-cell office:value-type="string" table:style-name="ce7">
            <text:p>Qc1max</text:p>
          </table:table-cell>
          <table:table-cell office:value-type="string" table:style-name="ce7">
            <text:p>Qc2min</text:p>
          </table:table-cell>
          <table:table-cell office:value-type="string" table:style-name="ce7">
            <text:p>Qc2max</text:p>
          </table:table-cell>
          <table:table-cell office:value-type="string" table:style-name="ce7">
            <text:p>ramp_agc</text:p>
          </table:table-cell>
          <table:table-cell office:value-type="string" table:style-name="ce7">
            <text:p>ramp_10</text:p>
          </table:table-cell>
          <table:table-cell office:value-type="string" table:style-name="ce7">
            <text:p>ramp_30</text:p>
          </table:table-cell>
          <table:table-cell office:value-type="string" table:style-name="ce7">
            <text:p>ramp_q</text:p>
          </table:table-cell>
          <table:table-cell office:value-type="string" table:style-name="ce7">
            <text:p>apf</text:p>
          </table:table-cell>
          <table:table-cell table:number-columns-repeated="16363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96864420967570508" table:formula="of:=TAN(ACOS(0.9))*[.I2]" table:style-name="ce6">
            <text:p>0.9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number-rows-repeated="1048574" table:style-name="ro1">
          <table:table-cell table:number-columns-repeated="16384"/>
        </table:table-row>
      </table:table>
      <table:table table:name="Gens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7">
            <text:p>bus_i</text:p>
          </table:table-cell>
          <table:table-cell office:value-type="string" table:style-name="ce7">
            <text:p>CurtStatus</text:p>
          </table:table-cell>
          <table:table-cell office:value-type="string" table:style-name="ce7">
            <text:p>Dgtype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Gens_cost_Addt" table:style-name="ta1"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7">
            <text:p>bus_i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startUpCost</text:p>
          </table:table-cell>
          <table:table-cell office:value-type="string" table:style-name="ce2">
            <text:p>startDownCos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5">
            <text:p>2.0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5">
            <text:p>0.0</text:p>
          </table:table-cell>
          <table:table-cell office:value-type="float" office:value="0.79209499999999999" table:style-name="ce5">
            <text:p>0.8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number-rows-repeated="1048573" table:style-name="ro1">
          <table:table-cell table:number-columns-repeated="16384"/>
        </table:table-row>
      </table:table>
      <table:table table:name="Storage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14">
            <text:p>bus_i</text:p>
          </table:table-cell>
          <table:table-cell office:value-type="string" table:style-name="ce14">
            <text:p>Ps</text:p>
          </table:table-cell>
          <table:table-cell office:value-type="string" table:style-name="ce14">
            <text:p>Qs</text:p>
          </table:table-cell>
          <table:table-cell office:value-type="string" table:style-name="ce7">
            <text:p>energy</text:p>
          </table:table-cell>
          <table:table-cell office:value-type="string" table:style-name="ce7">
            <text:p>eRat</text:p>
          </table:table-cell>
          <table:table-cell office:value-type="string" table:style-name="ce7">
            <text:p>chRat</text:p>
          </table:table-cell>
          <table:table-cell office:value-type="string" table:style-name="ce7">
            <text:p>disRat</text:p>
          </table:table-cell>
          <table:table-cell office:value-type="string" table:style-name="ce7">
            <text:p>chEff</text:p>
          </table:table-cell>
          <table:table-cell office:value-type="string" table:style-name="ce7">
            <text:p>disEff</text:p>
          </table:table-cell>
          <table:table-cell office:value-type="string" table:style-name="ce7">
            <text:p>thermalRat</text:p>
          </table:table-cell>
          <table:table-cell office:value-type="string" table:style-name="ce7">
            <text:p>qmin</text:p>
          </table:table-cell>
          <table:table-cell office:value-type="string" table:style-name="ce7">
            <text:p>qmax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ploss</text:p>
          </table:table-cell>
          <table:table-cell office:value-type="string" table:style-name="ce14">
            <text:p>qloss</text:p>
          </table:table-cell>
          <table:table-cell office:value-type="string" table:style-name="ce14">
            <text:p>status</text:p>
          </table:table-cell>
          <table:table-cell office:value-type="string" table:style-name="ce14">
            <text:p>soc_0</text:p>
          </table:table-cell>
          <table:table-cell office:value-type="string" table:style-name="ce14">
            <text:p>socMin</text:p>
          </table:table-cell>
          <table:table-cell office:value-type="string" table:style-name="ce14">
            <text:p>socMax</text:p>
          </table:table-cell>
          <table:table-cell table:number-columns-repeated="16364"/>
        </table:table-row>
        <table:table-row table:style-name="ro1">
          <table:table-cell office:value-type="float" office:value="3" table:style-name="ce18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" table:style-name="ce3">
            <text:p>0.9</text:p>
          </table:table-cell>
          <table:table-cell office:value-type="float" office:value="0.9" table:style-name="ce3">
            <text:p>0.9</text:p>
          </table:table-cell>
          <table:table-cell office:value-type="float" office:value="10" table:style-name="ce3">
            <text:p>10</text:p>
          </table:table-cell>
          <table:table-cell office:value-type="float" office:value="-0.5" table:style-name="ce3">
            <text:p>-0.5</text:p>
          </table:table-cell>
          <table:table-cell office:value-type="float" office:value="0.7" table:style-name="ce3">
            <text:p>0.7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3">
            <text:p>0.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.3" table:style-name="ce17">
            <text:p>0.300</text:p>
          </table:table-cell>
          <table:table-cell office:value-type="float" office:value="0.1" table:style-name="ce3">
            <text:p>0.1</text:p>
          </table:table-cell>
          <table:table-cell office:value-type="float" office:value="1" table:style-name="ce3">
            <text:p>1</text:p>
          </table:table-cell>
          <table:table-cell table:number-columns-repeated="16364"/>
        </table:table-row>
        <table:table-row table:number-rows-repeated="1048574" table:style-name="ro1">
          <table:table-cell table:number-columns-repeated="16384"/>
        </table:table-row>
      </table:table>
      <table:table table:name="Storage_cost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7">
            <text:p>bus_i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p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8.2253304000000007" table:style-name="ce5">
            <text:p>8.2</text:p>
          </table:table-cell>
          <table:table-cell office:value-type="float" office:value="8.0325507999999992" table:style-name="ce5">
            <text:p>8.0</text:p>
          </table:table-cell>
          <table:table-cell office:value-type="float" office:value="8.1958827999999997" table:style-name="ce5">
            <text:p>8.2</text:p>
          </table:table-cell>
          <table:table-cell office:value-type="float" office:value="8.3708887000000001" table:style-name="ce5">
            <text:p>8.4</text:p>
          </table:table-cell>
          <table:table-cell office:value-type="float" office:value="8.3497743999999994" table:style-name="ce5">
            <text:p>8.3</text:p>
          </table:table-cell>
          <table:table-cell office:value-type="float" office:value="8.2925529000000004" table:style-name="ce5">
            <text:p>8.3</text:p>
          </table:table-cell>
          <table:table-cell office:value-type="float" office:value="8.2264403999999995" table:style-name="ce5">
            <text:p>8.2</text:p>
          </table:table-cell>
          <table:table-cell office:value-type="float" office:value="8.1331062000000003" table:style-name="ce5">
            <text:p>8.1</text:p>
          </table:table-cell>
          <table:table-cell office:value-type="float" office:value="8.1153288000000003" table:style-name="ce5">
            <text:p>8.1</text:p>
          </table:table-cell>
          <table:table-cell office:value-type="float" office:value="8.0586623999999993" table:style-name="ce5">
            <text:p>8.1</text:p>
          </table:table-cell>
          <table:table-cell office:value-type="float" office:value="8.1825513999999995" table:style-name="ce5">
            <text:p>8.2</text:p>
          </table:table-cell>
          <table:table-cell office:value-type="float" office:value="8.3092175000000008" table:style-name="ce5">
            <text:p>8.3</text:p>
          </table:table-cell>
          <table:table-cell office:value-type="float" office:value="8.3825541000000001" table:style-name="ce5">
            <text:p>8.4</text:p>
          </table:table-cell>
          <table:table-cell office:value-type="float" office:value="8.3525524000000004" table:style-name="ce5">
            <text:p>8.4</text:p>
          </table:table-cell>
          <table:table-cell office:value-type="float" office:value="8.3786640000000006" table:style-name="ce5">
            <text:p>8.4</text:p>
          </table:table-cell>
          <table:table-cell office:value-type="float" office:value="8.3908881999999991" table:style-name="ce5">
            <text:p>8.4</text:p>
          </table:table-cell>
          <table:table-cell office:value-type="float" office:value="8.3642205999999995" table:style-name="ce5">
            <text:p>8.4</text:p>
          </table:table-cell>
          <table:table-cell office:value-type="float" office:value="8.4892263000000003" table:style-name="ce5">
            <text:p>8.5</text:p>
          </table:table-cell>
          <table:table-cell office:value-type="float" office:value="8.5025606000000007" table:style-name="ce5">
            <text:p>8.5</text:p>
          </table:table-cell>
          <table:table-cell office:value-type="float" office:value="8.5270060999999995" table:style-name="ce5">
            <text:p>8.5</text:p>
          </table:table-cell>
          <table:table-cell office:value-type="float" office:value="8.6047858999999995" table:style-name="ce5">
            <text:p>8.6</text:p>
          </table:table-cell>
          <table:table-cell office:value-type="float" office:value="8.6586742000000001" table:style-name="ce5">
            <text:p>8.7</text:p>
          </table:table-cell>
          <table:table-cell office:value-type="float" office:value="8.8197851000000007" table:style-name="ce5">
            <text:p>8.8</text:p>
          </table:table-cell>
          <table:table-cell office:value-type="float" office:value="9.3514584999999997" table:style-name="ce5">
            <text:p>9.4</text:p>
          </table:table-cell>
          <table:table-cell office:value-type="float" office:value="10.320919" table:style-name="ce5">
            <text:p>10.3</text:p>
          </table:table-cell>
          <table:table-cell office:value-type="float" office:value="10.8109264" table:style-name="ce5">
            <text:p>10.8</text:p>
          </table:table-cell>
          <table:table-cell office:value-type="float" office:value="10.972044" table:style-name="ce5">
            <text:p>11.0</text:p>
          </table:table-cell>
          <table:table-cell office:value-type="float" office:value="11.0698223" table:style-name="ce5">
            <text:p>11.1</text:p>
          </table:table-cell>
          <table:table-cell office:value-type="float" office:value="11.3637114" table:style-name="ce5">
            <text:p>11.4</text:p>
          </table:table-cell>
          <table:table-cell office:value-type="float" office:value="11.628717399999999" table:style-name="ce5">
            <text:p>11.6</text:p>
          </table:table-cell>
          <table:table-cell office:value-type="float" office:value="11.8064985" table:style-name="ce5">
            <text:p>11.8</text:p>
          </table:table-cell>
          <table:table-cell office:value-type="float" office:value="12.2437258" table:style-name="ce5">
            <text:p>12.2</text:p>
          </table:table-cell>
          <table:table-cell office:value-type="float" office:value="12.182614299999999" table:style-name="ce5">
            <text:p>12.2</text:p>
          </table:table-cell>
          <table:table-cell office:value-type="float" office:value="11.976501499999999" table:style-name="ce5">
            <text:p>12.0</text:p>
          </table:table-cell>
          <table:table-cell office:value-type="float" office:value="11.9353886" table:style-name="ce5">
            <text:p>11.9</text:p>
          </table:table-cell>
          <table:table-cell office:value-type="float" office:value="11.2526007" table:style-name="ce5">
            <text:p>11.3</text:p>
          </table:table-cell>
          <table:table-cell office:value-type="float" office:value="11.294267700000001" table:style-name="ce5">
            <text:p>11.3</text:p>
          </table:table-cell>
          <table:table-cell office:value-type="float" office:value="11.2603779" table:style-name="ce5">
            <text:p>11.3</text:p>
          </table:table-cell>
          <table:table-cell office:value-type="float" office:value="11.301489800000001" table:style-name="ce5">
            <text:p>11.3</text:p>
          </table:table-cell>
          <table:table-cell office:value-type="float" office:value="11.113154400000001" table:style-name="ce5">
            <text:p>11.1</text:p>
          </table:table-cell>
          <table:table-cell office:value-type="float" office:value="11.394824" table:style-name="ce5">
            <text:p>11.4</text:p>
          </table:table-cell>
          <table:table-cell office:value-type="float" office:value="11.6903849" table:style-name="ce5">
            <text:p>11.7</text:p>
          </table:table-cell>
          <table:table-cell office:value-type="float" office:value="11.6859407" table:style-name="ce5">
            <text:p>11.7</text:p>
          </table:table-cell>
          <table:table-cell office:value-type="float" office:value="11.524827999999999" table:style-name="ce5">
            <text:p>11.5</text:p>
          </table:table-cell>
          <table:table-cell office:value-type="float" office:value="11.0803776" table:style-name="ce5">
            <text:p>11.1</text:p>
          </table:table-cell>
          <table:table-cell office:value-type="float" office:value="11.3370447" table:style-name="ce5">
            <text:p>11.3</text:p>
          </table:table-cell>
          <table:table-cell office:value-type="float" office:value="11.694830899999999" table:style-name="ce5">
            <text:p>11.7</text:p>
          </table:table-cell>
          <table:table-cell office:value-type="float" office:value="11.488158200000001" table:style-name="ce5">
            <text:p>11.5</text:p>
          </table:table-cell>
          <table:table-cell office:value-type="float" office:value="11.510380700000001" table:style-name="ce5">
            <text:p>11.5</text:p>
          </table:table-cell>
          <table:table-cell office:value-type="float" office:value="11.402046199999999" table:style-name="ce5">
            <text:p>11.4</text:p>
          </table:table-cell>
          <table:table-cell office:value-type="float" office:value="11.602605799999999" table:style-name="ce5">
            <text:p>11.6</text:p>
          </table:table-cell>
          <table:table-cell office:value-type="float" office:value="11.4942703" table:style-name="ce5">
            <text:p>11.5</text:p>
          </table:table-cell>
          <table:table-cell office:value-type="float" office:value="11.3526001" table:style-name="ce5">
            <text:p>11.4</text:p>
          </table:table-cell>
          <table:table-cell office:value-type="float" office:value="11.2009335" table:style-name="ce5">
            <text:p>11.2</text:p>
          </table:table-cell>
          <table:table-cell office:value-type="float" office:value="10.843149199999999" table:style-name="ce5">
            <text:p>10.8</text:p>
          </table:table-cell>
          <table:table-cell office:value-type="float" office:value="10.9603739" table:style-name="ce5">
            <text:p>11.0</text:p>
          </table:table-cell>
          <table:table-cell office:value-type="float" office:value="11.437602" table:style-name="ce5">
            <text:p>11.4</text:p>
          </table:table-cell>
          <table:table-cell office:value-type="float" office:value="11.390933" table:style-name="ce5">
            <text:p>11.4</text:p>
          </table:table-cell>
          <table:table-cell office:value-type="float" office:value="11.187600099999999" table:style-name="ce5">
            <text:p>11.2</text:p>
          </table:table-cell>
          <table:table-cell office:value-type="float" office:value="10.9892673" table:style-name="ce5">
            <text:p>11.0</text:p>
          </table:table-cell>
          <table:table-cell office:value-type="float" office:value="11.0181541" table:style-name="ce5">
            <text:p>11.0</text:p>
          </table:table-cell>
          <table:table-cell office:value-type="float" office:value="11.2309322" table:style-name="ce5">
            <text:p>11.2</text:p>
          </table:table-cell>
          <table:table-cell office:value-type="float" office:value="11.302599000000001" table:style-name="ce5">
            <text:p>11.3</text:p>
          </table:table-cell>
          <table:table-cell office:value-type="float" office:value="11.208711600000001" table:style-name="ce5">
            <text:p>11.2</text:p>
          </table:table-cell>
          <table:table-cell office:value-type="float" office:value="11.0870447" table:style-name="ce5">
            <text:p>11.1</text:p>
          </table:table-cell>
          <table:table-cell office:value-type="float" office:value="11.454825400000001" table:style-name="ce5">
            <text:p>11.5</text:p>
          </table:table-cell>
          <table:table-cell office:value-type="float" office:value="11.762055399999999" table:style-name="ce5">
            <text:p>11.8</text:p>
          </table:table-cell>
          <table:table-cell office:value-type="float" office:value="11.8998346" table:style-name="ce5">
            <text:p>11.9</text:p>
          </table:table-cell>
          <table:table-cell office:value-type="float" office:value="12.1481686" table:style-name="ce5">
            <text:p>12.1</text:p>
          </table:table-cell>
          <table:table-cell office:value-type="float" office:value="12.050390200000001" table:style-name="ce5">
            <text:p>12.1</text:p>
          </table:table-cell>
          <table:table-cell office:value-type="float" office:value="11.9831676" table:style-name="ce5">
            <text:p>12.0</text:p>
          </table:table-cell>
          <table:table-cell office:value-type="float" office:value="12.124280000000001" table:style-name="ce5">
            <text:p>12.1</text:p>
          </table:table-cell>
          <table:table-cell office:value-type="float" office:value="11.997057" table:style-name="ce5">
            <text:p>12.0</text:p>
          </table:table-cell>
          <table:table-cell office:value-type="float" office:value="11.963167199999999" table:style-name="ce5">
            <text:p>12.0</text:p>
          </table:table-cell>
          <table:table-cell office:value-type="float" office:value="11.9176111" table:style-name="ce5">
            <text:p>11.9</text:p>
          </table:table-cell>
          <table:table-cell office:value-type="float" office:value="11.900945699999999" table:style-name="ce5">
            <text:p>11.9</text:p>
          </table:table-cell>
          <table:table-cell office:value-type="float" office:value="11.505937599999999" table:style-name="ce5">
            <text:p>11.5</text:p>
          </table:table-cell>
          <table:table-cell office:value-type="float" office:value="12.161501899999999" table:style-name="ce5">
            <text:p>12.2</text:p>
          </table:table-cell>
          <table:table-cell office:value-type="float" office:value="12.123723999999999" table:style-name="ce5">
            <text:p>12.1</text:p>
          </table:table-cell>
          <table:table-cell office:value-type="float" office:value="11.7898321" table:style-name="ce5">
            <text:p>11.8</text:p>
          </table:table-cell>
          <table:table-cell office:value-type="float" office:value="11.935389499999999" table:style-name="ce5">
            <text:p>11.9</text:p>
          </table:table-cell>
          <table:table-cell office:value-type="float" office:value="11.917057" table:style-name="ce5">
            <text:p>11.9</text:p>
          </table:table-cell>
          <table:table-cell office:value-type="float" office:value="11.737053899999999" table:style-name="ce5">
            <text:p>11.7</text:p>
          </table:table-cell>
          <table:table-cell office:value-type="float" office:value="11.5953836" table:style-name="ce5">
            <text:p>11.6</text:p>
          </table:table-cell>
          <table:table-cell office:value-type="float" office:value="11.6259394" table:style-name="ce5">
            <text:p>11.6</text:p>
          </table:table-cell>
          <table:table-cell office:value-type="float" office:value="11.093152" table:style-name="ce5">
            <text:p>11.1</text:p>
          </table:table-cell>
          <table:table-cell office:value-type="float" office:value="10.2575874" table:style-name="ce5">
            <text:p>10.3</text:p>
          </table:table-cell>
          <table:table-cell office:value-type="float" office:value="9.6959095000000008" table:style-name="ce5">
            <text:p>9.7</text:p>
          </table:table-cell>
          <table:table-cell office:value-type="float" office:value="9.8475780000000004" table:style-name="ce5">
            <text:p>9.8</text:p>
          </table:table-cell>
          <table:table-cell office:value-type="float" office:value="9.7159099999999992" table:style-name="ce5">
            <text:p>9.7</text:p>
          </table:table-cell>
          <table:table-cell office:value-type="float" office:value="9.7386885000000003" table:style-name="ce5">
            <text:p>9.7</text:p>
          </table:table-cell>
          <table:table-cell office:value-type="float" office:value="9.5853538999999994" table:style-name="ce5">
            <text:p>9.6</text:p>
          </table:table-cell>
          <table:table-cell office:value-type="float" office:value="9.4964647000000006" table:style-name="ce5">
            <text:p>9.5</text:p>
          </table:table-cell>
          <table:table-cell office:value-type="float" office:value="9.4386834999999998" table:style-name="ce5">
            <text:p>9.4</text:p>
          </table:table-cell>
          <table:table-cell office:value-type="float" office:value="9.4770193000000003" table:style-name="ce5">
            <text:p>9.5</text:p>
          </table:table-cell>
          <table:table-cell office:value-type="float" office:value="9.3000000000000007" table:style-name="ce5">
            <text:p>9.3</text:p>
          </table:table-cell>
          <table:table-cell table:number-columns-repeated="16287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6" table:style-name="ce16">
            <text:p>6</text:p>
          </table:table-cell>
          <table:table-cell office:value-type="float" office:value="1.4383646000000001" table:style-name="ce5">
            <text:p>1.4</text:p>
          </table:table-cell>
          <table:table-cell office:value-type="float" office:value="1.4085999" table:style-name="ce5">
            <text:p>1.4</text:p>
          </table:table-cell>
          <table:table-cell office:value-type="float" office:value="1.3553364999999999" table:style-name="ce5">
            <text:p>1.4</text:p>
          </table:table-cell>
          <table:table-cell office:value-type="float" office:value="1.3193054" table:style-name="ce5">
            <text:p>1.3</text:p>
          </table:table-cell>
          <table:table-cell office:value-type="float" office:value="1.3160603" table:style-name="ce5">
            <text:p>1.3</text:p>
          </table:table-cell>
          <table:table-cell office:value-type="float" office:value="1.2991637" table:style-name="ce5">
            <text:p>1.3</text:p>
          </table:table-cell>
          <table:table-cell office:value-type="float" office:value="1.2944640000000001" table:style-name="ce5">
            <text:p>1.3</text:p>
          </table:table-cell>
          <table:table-cell office:value-type="float" office:value="1.2991637" table:style-name="ce5">
            <text:p>1.3</text:p>
          </table:table-cell>
          <table:table-cell office:value-type="float" office:value="1.2655943999999999" table:style-name="ce5">
            <text:p>1.3</text:p>
          </table:table-cell>
          <table:table-cell office:value-type="float" office:value="1.2488097" table:style-name="ce5">
            <text:p>1.2</text:p>
          </table:table-cell>
          <table:table-cell office:value-type="float" office:value="1.2558593" table:style-name="ce5">
            <text:p>1.3</text:p>
          </table:table-cell>
          <table:table-cell office:value-type="float" office:value="1.2786865000000001" table:style-name="ce5">
            <text:p>1.3</text:p>
          </table:table-cell>
          <table:table-cell office:value-type="float" office:value="1.2689514" table:style-name="ce5">
            <text:p>1.3</text:p>
          </table:table-cell>
          <table:table-cell office:value-type="float" office:value="1.2689514" table:style-name="ce5">
            <text:p>1.3</text:p>
          </table:table-cell>
          <table:table-cell office:value-type="float" office:value="1.3310546999999999" table:style-name="ce5">
            <text:p>1.3</text:p>
          </table:table-cell>
          <table:table-cell office:value-type="float" office:value="1.3425802" table:style-name="ce5">
            <text:p>1.3</text:p>
          </table:table-cell>
          <table:table-cell office:value-type="float" office:value="1.4031168000000001" table:style-name="ce5">
            <text:p>1.4</text:p>
          </table:table-cell>
          <table:table-cell office:value-type="float" office:value="1.4140828999999999" table:style-name="ce5">
            <text:p>1.4</text:p>
          </table:table-cell>
          <table:table-cell office:value-type="float" office:value="1.4907328" table:style-name="ce5">
            <text:p>1.5</text:p>
          </table:table-cell>
          <table:table-cell office:value-type="float" office:value="1.5364990000000001" table:style-name="ce5">
            <text:p>1.5</text:p>
          </table:table-cell>
          <table:table-cell office:value-type="float" office:value="1.6025187000000001" table:style-name="ce5">
            <text:p>1.6</text:p>
          </table:table-cell>
          <table:table-cell office:value-type="float" office:value="1.637319" table:style-name="ce5">
            <text:p>1.6</text:p>
          </table:table-cell>
          <table:table-cell office:value-type="float" office:value="1.8085225" table:style-name="ce5">
            <text:p>1.8</text:p>
          </table:table-cell>
          <table:table-cell office:value-type="float" office:value="1.9869995" table:style-name="ce5">
            <text:p>2.0</text:p>
          </table:table-cell>
          <table:table-cell office:value-type="float" office:value="2.7231752999999999" table:style-name="ce5">
            <text:p>2.7</text:p>
          </table:table-cell>
          <table:table-cell office:value-type="float" office:value="3.0432028999999998" table:style-name="ce5">
            <text:p>3.0</text:p>
          </table:table-cell>
          <table:table-cell office:value-type="float" office:value="3.1933845999999999" table:style-name="ce5">
            <text:p>3.2</text:p>
          </table:table-cell>
          <table:table-cell office:value-type="float" office:value="3.3148015000000002" table:style-name="ce5">
            <text:p>3.3</text:p>
          </table:table-cell>
          <table:table-cell office:value-type="float" office:value="3.5230513000000001" table:style-name="ce5">
            <text:p>3.5</text:p>
          </table:table-cell>
          <table:table-cell office:value-type="float" office:value="3.7975363999999998" table:style-name="ce5">
            <text:p>3.8</text:p>
          </table:table-cell>
          <table:table-cell office:value-type="float" office:value="3.8445334" table:style-name="ce5">
            <text:p>3.8</text:p>
          </table:table-cell>
          <table:table-cell office:value-type="float" office:value="3.8403933000000001" table:style-name="ce5">
            <text:p>3.8</text:p>
          </table:table-cell>
          <table:table-cell office:value-type="float" office:value="3.8727314000000002" table:style-name="ce5">
            <text:p>3.9</text:p>
          </table:table-cell>
          <table:table-cell office:value-type="float" office:value="3.9428914000000002" table:style-name="ce5">
            <text:p>3.9</text:p>
          </table:table-cell>
          <table:table-cell office:value-type="float" office:value="3.9039508999999999" table:style-name="ce5">
            <text:p>3.9</text:p>
          </table:table-cell>
          <table:table-cell office:value-type="float" office:value="3.9036152" table:style-name="ce5">
            <text:p>3.9</text:p>
          </table:table-cell>
          <table:table-cell office:value-type="float" office:value="3.7810872" table:style-name="ce5">
            <text:p>3.8</text:p>
          </table:table-cell>
          <table:table-cell office:value-type="float" office:value="3.4922791000000002" table:style-name="ce5">
            <text:p>3.5</text:p>
          </table:table-cell>
          <table:table-cell office:value-type="float" office:value="3.3807168000000001" table:style-name="ce5">
            <text:p>3.4</text:p>
          </table:table-cell>
          <table:table-cell office:value-type="float" office:value="3.6621399000000001" table:style-name="ce5">
            <text:p>3.7</text:p>
          </table:table-cell>
          <table:table-cell office:value-type="float" office:value="3.5829162999999999" table:style-name="ce5">
            <text:p>3.6</text:p>
          </table:table-cell>
          <table:table-cell office:value-type="float" office:value="3.6318153999999998" table:style-name="ce5">
            <text:p>3.6</text:p>
          </table:table-cell>
          <table:table-cell office:value-type="float" office:value="3.7800801000000002" table:style-name="ce5">
            <text:p>3.8</text:p>
          </table:table-cell>
          <table:table-cell office:value-type="float" office:value="3.8134255000000001" table:style-name="ce5">
            <text:p>3.8</text:p>
          </table:table-cell>
          <table:table-cell office:value-type="float" office:value="3.8681437999999999" table:style-name="ce5">
            <text:p>3.9</text:p>
          </table:table-cell>
          <table:table-cell office:value-type="float" office:value="3.8165588000000001" table:style-name="ce5">
            <text:p>3.8</text:p>
          </table:table-cell>
          <table:table-cell office:value-type="float" office:value="3.7785134" table:style-name="ce5">
            <text:p>3.8</text:p>
          </table:table-cell>
          <table:table-cell office:value-type="float" office:value="3.6810505" table:style-name="ce5">
            <text:p>3.7</text:p>
          </table:table-cell>
          <table:table-cell office:value-type="float" office:value="3.7173053999999999" table:style-name="ce5">
            <text:p>3.7</text:p>
          </table:table-cell>
          <table:table-cell office:value-type="float" office:value="3.7738136999999998" table:style-name="ce5">
            <text:p>3.8</text:p>
          </table:table-cell>
          <table:table-cell office:value-type="float" office:value="3.7277119000000001" table:style-name="ce5">
            <text:p>3.7</text:p>
          </table:table-cell>
          <table:table-cell office:value-type="float" office:value="3.6744485" table:style-name="ce5">
            <text:p>3.7</text:p>
          </table:table-cell>
          <table:table-cell office:value-type="float" office:value="3.6999612000000002" table:style-name="ce5">
            <text:p>3.7</text:p>
          </table:table-cell>
          <table:table-cell office:value-type="float" office:value="3.6321511000000002" table:style-name="ce5">
            <text:p>3.6</text:p>
          </table:table-cell>
          <table:table-cell office:value-type="float" office:value="3.4275962999999998" table:style-name="ce5">
            <text:p>3.4</text:p>
          </table:table-cell>
          <table:table-cell office:value-type="float" office:value="3.2078145" table:style-name="ce5">
            <text:p>3.2</text:p>
          </table:table-cell>
          <table:table-cell office:value-type="float" office:value="3.1668582000000001" table:style-name="ce5">
            <text:p>3.2</text:p>
          </table:table-cell>
          <table:table-cell office:value-type="float" office:value="3.1209798000000002" table:style-name="ce5">
            <text:p>3.1</text:p>
          </table:table-cell>
          <table:table-cell office:value-type="float" office:value="3.0889739999999999" table:style-name="ce5">
            <text:p>3.1</text:p>
          </table:table-cell>
          <table:table-cell office:value-type="float" office:value="2.9380193000000001" table:style-name="ce5">
            <text:p>2.9</text:p>
          </table:table-cell>
          <table:table-cell office:value-type="float" office:value="2.9824430999999998" table:style-name="ce5">
            <text:p>3.0</text:p>
          </table:table-cell>
          <table:table-cell office:value-type="float" office:value="2.9496560000000001" table:style-name="ce5">
            <text:p>2.9</text:p>
          </table:table-cell>
          <table:table-cell office:value-type="float" office:value="2.9219054999999998" table:style-name="ce5">
            <text:p>2.9</text:p>
          </table:table-cell>
          <table:table-cell office:value-type="float" office:value="2.9771828999999999" table:style-name="ce5">
            <text:p>3.0</text:p>
          </table:table-cell>
          <table:table-cell office:value-type="float" office:value="2.9568175999999999" table:style-name="ce5">
            <text:p>3.0</text:p>
          </table:table-cell>
          <table:table-cell office:value-type="float" office:value="3.0703961999999998" table:style-name="ce5">
            <text:p>3.1</text:p>
          </table:table-cell>
          <table:table-cell office:value-type="float" office:value="3.1382083999999999" table:style-name="ce5">
            <text:p>3.1</text:p>
          </table:table-cell>
          <table:table-cell office:value-type="float" office:value="3.2550422999999999" table:style-name="ce5">
            <text:p>3.3</text:p>
          </table:table-cell>
          <table:table-cell office:value-type="float" office:value="3.3799336000000002" table:style-name="ce5">
            <text:p>3.4</text:p>
          </table:table-cell>
          <table:table-cell office:value-type="float" office:value="3.3985085000000002" table:style-name="ce5">
            <text:p>3.4</text:p>
          </table:table-cell>
          <table:table-cell office:value-type="float" office:value="3.3712056000000001" table:style-name="ce5">
            <text:p>3.4</text:p>
          </table:table-cell>
          <table:table-cell office:value-type="float" office:value="3.4472961" table:style-name="ce5">
            <text:p>3.4</text:p>
          </table:table-cell>
          <table:table-cell office:value-type="float" office:value="3.4726968" table:style-name="ce5">
            <text:p>3.5</text:p>
          </table:table-cell>
          <table:table-cell office:value-type="float" office:value="3.4425962000000001" table:style-name="ce5">
            <text:p>3.4</text:p>
          </table:table-cell>
          <table:table-cell office:value-type="float" office:value="3.4276021000000001" table:style-name="ce5">
            <text:p>3.4</text:p>
          </table:table-cell>
          <table:table-cell office:value-type="float" office:value="3.4014156" table:style-name="ce5">
            <text:p>3.4</text:p>
          </table:table-cell>
          <table:table-cell office:value-type="float" office:value="3.4105935000000001" table:style-name="ce5">
            <text:p>3.4</text:p>
          </table:table-cell>
          <table:table-cell office:value-type="float" office:value="3.4140600999999999" table:style-name="ce5">
            <text:p>3.4</text:p>
          </table:table-cell>
          <table:table-cell office:value-type="float" office:value="3.3567708000000001" table:style-name="ce5">
            <text:p>3.4</text:p>
          </table:table-cell>
          <table:table-cell office:value-type="float" office:value="3.2342284000000001" table:style-name="ce5">
            <text:p>3.2</text:p>
          </table:table-cell>
          <table:table-cell office:value-type="float" office:value="3.1912525" table:style-name="ce5">
            <text:p>3.2</text:p>
          </table:table-cell>
          <table:table-cell office:value-type="float" office:value="3.0831566000000001" table:style-name="ce5">
            <text:p>3.1</text:p>
          </table:table-cell>
          <table:table-cell office:value-type="float" office:value="3.0501434999999999" table:style-name="ce5">
            <text:p>3.1</text:p>
          </table:table-cell>
          <table:table-cell office:value-type="float" office:value="2.8937073" table:style-name="ce5">
            <text:p>2.9</text:p>
          </table:table-cell>
          <table:table-cell office:value-type="float" office:value="2.8356322999999999" table:style-name="ce5">
            <text:p>2.8</text:p>
          </table:table-cell>
          <table:table-cell office:value-type="float" office:value="2.7445474000000001" table:style-name="ce5">
            <text:p>2.7</text:p>
          </table:table-cell>
          <table:table-cell office:value-type="float" office:value="2.4059447999999999" table:style-name="ce5">
            <text:p>2.4</text:p>
          </table:table-cell>
          <table:table-cell office:value-type="float" office:value="2.1753231999999998" table:style-name="ce5">
            <text:p>2.2</text:p>
          </table:table-cell>
          <table:table-cell office:value-type="float" office:value="2.0534667999999998" table:style-name="ce5">
            <text:p>2.1</text:p>
          </table:table-cell>
          <table:table-cell office:value-type="float" office:value="1.9624938999999999" table:style-name="ce5">
            <text:p>2.0</text:p>
          </table:table-cell>
          <table:table-cell office:value-type="float" office:value="1.8977051" table:style-name="ce5">
            <text:p>1.9</text:p>
          </table:table-cell>
          <table:table-cell office:value-type="float" office:value="1.8388468" table:style-name="ce5">
            <text:p>1.8</text:p>
          </table:table-cell>
          <table:table-cell office:value-type="float" office:value="1.7356771" table:style-name="ce5">
            <text:p>1.7</text:p>
          </table:table-cell>
          <table:table-cell office:value-type="float" office:value="1.7033385999999999" table:style-name="ce5">
            <text:p>1.7</text:p>
          </table:table-cell>
          <table:table-cell office:value-type="float" office:value="1.6675314000000001" table:style-name="ce5">
            <text:p>1.7</text:p>
          </table:table-cell>
          <table:table-cell office:value-type="float" office:value="1.7" table:style-name="ce5">
            <text:p>1.7</text:p>
          </table:table-cell>
          <table:table-cell table:number-columns-repeated="16287"/>
        </table:table-row>
        <table:table-row table:style-name="ro1">
          <table:table-cell office:value-type="float" office:value="7" table:style-name="ce16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number-rows-repeated="1048568" table:style-name="ro1">
          <table:table-cell table:number-columns-repeated="16384"/>
        </table:table-row>
      </table:table>
      <table:table table:name="q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0.99910690000000002" table:style-name="ce6">
            <text:p>1.00</text:p>
          </table:table-cell>
          <table:table-cell office:value-type="float" office:value="0.80966280000000002" table:style-name="ce6">
            <text:p>0.81</text:p>
          </table:table-cell>
          <table:table-cell office:value-type="float" office:value="0.92577410000000004" table:style-name="ce6">
            <text:p>0.93</text:p>
          </table:table-cell>
          <table:table-cell office:value-type="float" office:value="1.0807749" table:style-name="ce6">
            <text:p>1.08</text:p>
          </table:table-cell>
          <table:table-cell office:value-type="float" office:value="1.0591065" table:style-name="ce6">
            <text:p>1.06</text:p>
          </table:table-cell>
          <table:table-cell office:value-type="float" office:value="1.0352182000000001" table:style-name="ce6">
            <text:p>1.04</text:p>
          </table:table-cell>
          <table:table-cell office:value-type="float" office:value="1.0068870999999999" table:style-name="ce6">
            <text:p>1.01</text:p>
          </table:table-cell>
          <table:table-cell office:value-type="float" office:value="0.98521860000000006" table:style-name="ce6">
            <text:p>0.99</text:p>
          </table:table-cell>
          <table:table-cell office:value-type="float" office:value="1.0552195" table:style-name="ce6">
            <text:p>1.06</text:p>
          </table:table-cell>
          <table:table-cell office:value-type="float" office:value="0.97021900000000005" table:style-name="ce6">
            <text:p>0.97</text:p>
          </table:table-cell>
          <table:table-cell office:value-type="float" office:value="1.0407755000000001" table:style-name="ce6">
            <text:p>1.04</text:p>
          </table:table-cell>
          <table:table-cell office:value-type="float" office:value="1.0357733" table:style-name="ce6">
            <text:p>1.04</text:p>
          </table:table-cell>
          <table:table-cell office:value-type="float" office:value="1.0924404999999999" table:style-name="ce6">
            <text:p>1.09</text:p>
          </table:table-cell>
          <table:table-cell office:value-type="float" office:value="1.0491086999999999" table:style-name="ce6">
            <text:p>1.05</text:p>
          </table:table-cell>
          <table:table-cell office:value-type="float" office:value="1.0868859" table:style-name="ce6">
            <text:p>1.09</text:p>
          </table:table-cell>
          <table:table-cell office:value-type="float" office:value="1.0641086" table:style-name="ce6">
            <text:p>1.06</text:p>
          </table:table-cell>
          <table:table-cell office:value-type="float" office:value="1.0413311999999999" table:style-name="ce6">
            <text:p>1.04</text:p>
          </table:table-cell>
          <table:table-cell office:value-type="float" office:value="1.0852196999999999" table:style-name="ce6">
            <text:p>1.09</text:p>
          </table:table-cell>
          <table:table-cell office:value-type="float" office:value="1.0863292" table:style-name="ce6">
            <text:p>1.09</text:p>
          </table:table-cell>
          <table:table-cell office:value-type="float" office:value="1.1124399" table:style-name="ce6">
            <text:p>1.11</text:p>
          </table:table-cell>
          <table:table-cell office:value-type="float" office:value="1.0913311999999999" table:style-name="ce6">
            <text:p>1.09</text:p>
          </table:table-cell>
          <table:table-cell office:value-type="float" office:value="1.1018854" table:style-name="ce6">
            <text:p>1.10</text:p>
          </table:table-cell>
          <table:table-cell office:value-type="float" office:value="1.1991109" table:style-name="ce6">
            <text:p>1.20</text:p>
          </table:table-cell>
          <table:table-cell office:value-type="float" office:value="1.490788" table:style-name="ce6">
            <text:p>1.49</text:p>
          </table:table-cell>
          <table:table-cell office:value-type="float" office:value="1.9530133999999999" table:style-name="ce6">
            <text:p>1.95</text:p>
          </table:table-cell>
          <table:table-cell office:value-type="float" office:value="2.1785741000000001" table:style-name="ce6">
            <text:p>2.18</text:p>
          </table:table-cell>
          <table:table-cell office:value-type="float" office:value="2.2663547999999998" table:style-name="ce6">
            <text:p>2.27</text:p>
          </table:table-cell>
          <table:table-cell office:value-type="float" office:value="2.3280213000000001" table:style-name="ce6">
            <text:p>2.33</text:p>
          </table:table-cell>
          <table:table-cell office:value-type="float" office:value="2.3713536" table:style-name="ce6">
            <text:p>2.37</text:p>
          </table:table-cell>
          <table:table-cell office:value-type="float" office:value="2.5996890000000001" table:style-name="ce6">
            <text:p>2.60</text:p>
          </table:table-cell>
          <table:table-cell office:value-type="float" office:value="2.8474735999999998" table:style-name="ce6">
            <text:p>2.85</text:p>
          </table:table-cell>
          <table:table-cell office:value-type="float" office:value="3.0308112999999999" table:style-name="ce6">
            <text:p>3.03</text:p>
          </table:table-cell>
          <table:table-cell office:value-type="float" office:value="3.1213658" table:style-name="ce6">
            <text:p>3.12</text:p>
          </table:table-cell>
          <table:table-cell office:value-type="float" office:value="2.9919216999999998" table:style-name="ce6">
            <text:p>2.99</text:p>
          </table:table-cell>
          <table:table-cell office:value-type="float" office:value="3.0158117" table:style-name="ce6">
            <text:p>3.02</text:p>
          </table:table-cell>
          <table:table-cell office:value-type="float" office:value="2.8296937999999998" table:style-name="ce6">
            <text:p>2.83</text:p>
          </table:table-cell>
          <table:table-cell office:value-type="float" office:value="2.8758073" table:style-name="ce6">
            <text:p>2.88</text:p>
          </table:table-cell>
          <table:table-cell office:value-type="float" office:value="2.8319173000000002" table:style-name="ce6">
            <text:p>2.83</text:p>
          </table:table-cell>
          <table:table-cell office:value-type="float" office:value="2.8146941999999999" table:style-name="ce6">
            <text:p>2.81</text:p>
          </table:table-cell>
          <table:table-cell office:value-type="float" office:value="2.6408006999999998" table:style-name="ce6">
            <text:p>2.64</text:p>
          </table:table-cell>
          <table:table-cell office:value-type="float" office:value="2.6680218999999998" table:style-name="ce6">
            <text:p>2.67</text:p>
          </table:table-cell>
          <table:table-cell office:value-type="float" office:value="2.931365" table:style-name="ce6">
            <text:p>2.93</text:p>
          </table:table-cell>
          <table:table-cell office:value-type="float" office:value="2.8652519999999999" table:style-name="ce6">
            <text:p>2.87</text:p>
          </table:table-cell>
          <table:table-cell office:value-type="float" office:value="2.7219145" table:style-name="ce6">
            <text:p>2.72</text:p>
          </table:table-cell>
          <table:table-cell office:value-type="float" office:value="2.4524667" table:style-name="ce6">
            <text:p>2.45</text:p>
          </table:table-cell>
          <table:table-cell office:value-type="float" office:value="2.5269102999999999" table:style-name="ce6">
            <text:p>2.53</text:p>
          </table:table-cell>
          <table:table-cell office:value-type="float" office:value="2.8730304000000002" table:style-name="ce6">
            <text:p>2.87</text:p>
          </table:table-cell>
          <table:table-cell office:value-type="float" office:value="3.0235891000000001" table:style-name="ce6">
            <text:p>3.02</text:p>
          </table:table-cell>
          <table:table-cell office:value-type="float" office:value="3.0141429999999998" table:style-name="ce6">
            <text:p>3.01</text:p>
          </table:table-cell>
          <table:table-cell office:value-type="float" office:value="2.8819181999999999" table:style-name="ce6">
            <text:p>2.88</text:p>
          </table:table-cell>
          <table:table-cell office:value-type="float" office:value="2.9758095999999998" table:style-name="ce6">
            <text:p>2.98</text:p>
          </table:table-cell>
          <table:table-cell office:value-type="float" office:value="2.8602514000000001" table:style-name="ce6">
            <text:p>2.86</text:p>
          </table:table-cell>
          <table:table-cell office:value-type="float" office:value="2.8180269999999998" table:style-name="ce6">
            <text:p>2.82</text:p>
          </table:table-cell>
          <table:table-cell office:value-type="float" office:value="2.6780221000000002" table:style-name="ce6">
            <text:p>2.68</text:p>
          </table:table-cell>
          <table:table-cell office:value-type="float" office:value="2.4080216999999999" table:style-name="ce6">
            <text:p>2.41</text:p>
          </table:table-cell>
          <table:table-cell office:value-type="float" office:value="2.5557997000000001" table:style-name="ce6">
            <text:p>2.56</text:p>
          </table:table-cell>
          <table:table-cell office:value-type="float" office:value="2.7380239999999998" table:style-name="ce6">
            <text:p>2.74</text:p>
          </table:table-cell>
          <table:table-cell office:value-type="float" office:value="2.6824664999999999" table:style-name="ce6">
            <text:p>2.68</text:p>
          </table:table-cell>
          <table:table-cell office:value-type="float" office:value="2.4974656" table:style-name="ce6">
            <text:p>2.50</text:p>
          </table:table-cell>
          <table:table-cell office:value-type="float" office:value="2.4552436000000002" table:style-name="ce6">
            <text:p>2.46</text:p>
          </table:table-cell>
          <table:table-cell office:value-type="float" office:value="2.4657998000000001" table:style-name="ce6">
            <text:p>2.47</text:p>
          </table:table-cell>
          <table:table-cell office:value-type="float" office:value="2.5302433999999998" table:style-name="ce6">
            <text:p>2.53</text:p>
          </table:table-cell>
          <table:table-cell office:value-type="float" office:value="2.5691323000000001" table:style-name="ce6">
            <text:p>2.57</text:p>
          </table:table-cell>
          <table:table-cell office:value-type="float" office:value="2.4352431000000001" table:style-name="ce6">
            <text:p>2.44</text:p>
          </table:table-cell>
          <table:table-cell office:value-type="float" office:value="2.4207985000000001" table:style-name="ce6">
            <text:p>2.42</text:p>
          </table:table-cell>
          <table:table-cell office:value-type="float" office:value="2.5830213999999998" table:style-name="ce6">
            <text:p>2.58</text:p>
          </table:table-cell>
          <table:table-cell office:value-type="float" office:value="2.7208006" table:style-name="ce6">
            <text:p>2.72</text:p>
          </table:table-cell>
          <table:table-cell office:value-type="float" office:value="2.7296898000000001" table:style-name="ce6">
            <text:p>2.73</text:p>
          </table:table-cell>
          <table:table-cell office:value-type="float" office:value="2.8674743" table:style-name="ce6">
            <text:p>2.87</text:p>
          </table:table-cell>
          <table:table-cell office:value-type="float" office:value="2.8552518" table:style-name="ce6">
            <text:p>2.86</text:p>
          </table:table-cell>
          <table:table-cell office:value-type="float" office:value="2.8319169999999998" table:style-name="ce6">
            <text:p>2.83</text:p>
          </table:table-cell>
          <table:table-cell office:value-type="float" office:value="2.8385837" table:style-name="ce6">
            <text:p>2.84</text:p>
          </table:table-cell>
          <table:table-cell office:value-type="float" office:value="2.7619131000000001" table:style-name="ce6">
            <text:p>2.76</text:p>
          </table:table-cell>
          <table:table-cell office:value-type="float" office:value="2.8019148999999999" table:style-name="ce6">
            <text:p>2.80</text:p>
          </table:table-cell>
          <table:table-cell office:value-type="float" office:value="2.6602446999999998" table:style-name="ce6">
            <text:p>2.66</text:p>
          </table:table-cell>
          <table:table-cell office:value-type="float" office:value="2.5596876000000002" table:style-name="ce6">
            <text:p>2.56</text:p>
          </table:table-cell>
          <table:table-cell office:value-type="float" office:value="2.2385758999999998" table:style-name="ce6">
            <text:p>2.24</text:p>
          </table:table-cell>
          <table:table-cell office:value-type="float" office:value="2.7269123" table:style-name="ce6">
            <text:p>2.73</text:p>
          </table:table-cell>
          <table:table-cell office:value-type="float" office:value="2.6935787000000002" table:style-name="ce6">
            <text:p>2.69</text:p>
          </table:table-cell>
          <table:table-cell office:value-type="float" office:value="2.6052442" table:style-name="ce6">
            <text:p>2.61</text:p>
          </table:table-cell>
          <table:table-cell office:value-type="float" office:value="2.6380216999999999" table:style-name="ce6">
            <text:p>2.64</text:p>
          </table:table-cell>
          <table:table-cell office:value-type="float" office:value="2.5941326999999998" table:style-name="ce6">
            <text:p>2.59</text:p>
          </table:table-cell>
          <table:table-cell office:value-type="float" office:value="2.5296875999999999" table:style-name="ce6">
            <text:p>2.53</text:p>
          </table:table-cell>
          <table:table-cell office:value-type="float" office:value="2.4307995" table:style-name="ce6">
            <text:p>2.43</text:p>
          </table:table-cell>
          <table:table-cell office:value-type="float" office:value="2.4396882" table:style-name="ce6">
            <text:p>2.44</text:p>
          </table:table-cell>
          <table:table-cell office:value-type="float" office:value="2.1674628" table:style-name="ce6">
            <text:p>2.17</text:p>
          </table:table-cell>
          <table:table-cell office:value-type="float" office:value="1.7318988" table:style-name="ce6">
            <text:p>1.73</text:p>
          </table:table-cell>
          <table:table-cell office:value-type="float" office:value="1.656898" table:style-name="ce6">
            <text:p>1.66</text:p>
          </table:table-cell>
          <table:table-cell office:value-type="float" office:value="1.7324535999999999" table:style-name="ce6">
            <text:p>1.73</text:p>
          </table:table-cell>
          <table:table-cell office:value-type="float" office:value="1.6952320000000001" table:style-name="ce6">
            <text:p>1.70</text:p>
          </table:table-cell>
          <table:table-cell office:value-type="float" office:value="1.7374529999999999" table:style-name="ce6">
            <text:p>1.74</text:p>
          </table:table-cell>
          <table:table-cell office:value-type="float" office:value="1.6957865000000001" table:style-name="ce6">
            <text:p>1.70</text:p>
          </table:table-cell>
          <table:table-cell office:value-type="float" office:value="1.6685648" table:style-name="ce6">
            <text:p>1.67</text:p>
          </table:table-cell>
          <table:table-cell office:value-type="float" office:value="1.6602315999999999" table:style-name="ce6">
            <text:p>1.66</text:p>
          </table:table-cell>
          <table:table-cell office:value-type="float" office:value="1.6752313000000001" table:style-name="ce6">
            <text:p>1.68</text:p>
          </table:table-cell>
          <table:table-cell office:value-type="float" office:value="1.66" table:style-name="ce6">
            <text:p>1.66</text:p>
          </table:table-cell>
          <table:table-cell table:number-columns-repeated="16287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6" table:style-name="ce16">
            <text:p>6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79100539999999997" table:style-name="ce6">
            <text:p>-0.79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79100539999999997" table:style-name="ce6">
            <text:p>-0.79</text:p>
          </table:table-cell>
          <table:table-cell office:value-type="float" office:value="-0.79447429999999997" table:style-name="ce6">
            <text:p>-0.79</text:p>
          </table:table-cell>
          <table:table-cell office:value-type="float" office:value="-0.79895020000000005" table:style-name="ce6">
            <text:p>-0.80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80297850000000004" table:style-name="ce6">
            <text:p>-0.80</text:p>
          </table:table-cell>
          <table:table-cell office:value-type="float" office:value="-0.7895508" table:style-name="ce6">
            <text:p>-0.79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76403810000000005" table:style-name="ce6">
            <text:p>-0.76</text:p>
          </table:table-cell>
          <table:table-cell office:value-type="float" office:value="-0.73583989999999999" table:style-name="ce6">
            <text:p>-0.74</text:p>
          </table:table-cell>
          <table:table-cell office:value-type="float" office:value="-0.77791339999999998" table:style-name="ce6">
            <text:p>-0.78</text:p>
          </table:table-cell>
          <table:table-cell office:value-type="float" office:value="-0.75531009999999998" table:style-name="ce6">
            <text:p>-0.76</text:p>
          </table:table-cell>
          <table:table-cell office:value-type="float" office:value="-0.75531009999999998" table:style-name="ce6">
            <text:p>-0.76</text:p>
          </table:table-cell>
          <table:table-cell office:value-type="float" office:value="-0.73494459999999995" table:style-name="ce6">
            <text:p>-0.73</text:p>
          </table:table-cell>
          <table:table-cell office:value-type="float" office:value="-0.56183879999999997" table:style-name="ce6">
            <text:p>-0.56</text:p>
          </table:table-cell>
          <table:table-cell office:value-type="float" office:value="-0.45307409999999998" table:style-name="ce6">
            <text:p>-0.45</text:p>
          </table:table-cell>
          <table:table-cell office:value-type="float" office:value="-0.38157140000000001" table:style-name="ce6">
            <text:p>-0.38</text:p>
          </table:table-cell>
          <table:table-cell office:value-type="float" office:value="-0.35258990000000001" table:style-name="ce6">
            <text:p>-0.35</text:p>
          </table:table-cell>
          <table:table-cell office:value-type="float" office:value="-0.25915529999999998" table:style-name="ce6">
            <text:p>-0.26</text:p>
          </table:table-cell>
          <table:table-cell office:value-type="float" office:value="-0.1957092" table:style-name="ce6">
            <text:p>-0.20</text:p>
          </table:table-cell>
          <table:table-cell office:value-type="float" office:value="-0.24740599999999999" table:style-name="ce6">
            <text:p>-0.25</text:p>
          </table:table-cell>
          <table:table-cell office:value-type="float" office:value="-0.2195435" table:style-name="ce6">
            <text:p>-0.22</text:p>
          </table:table-cell>
          <table:table-cell office:value-type="float" office:value="-0.1927999" table:style-name="ce6">
            <text:p>-0.19</text:p>
          </table:table-cell>
          <table:table-cell office:value-type="float" office:value="-0.10451249999999999" table:style-name="ce6">
            <text:p>-0.10</text:p>
          </table:table-cell>
          <table:table-cell office:value-type="float" office:value="-0.1556498" table:style-name="ce6">
            <text:p>-0.16</text:p>
          </table:table-cell>
          <table:table-cell office:value-type="float" office:value="-0.13920089999999999" table:style-name="ce6">
            <text:p>-0.14</text:p>
          </table:table-cell>
          <table:table-cell office:value-type="float" office:value="-0.13405349999999999" table:style-name="ce6">
            <text:p>-0.13</text:p>
          </table:table-cell>
          <table:table-cell office:value-type="float" office:value="-0.23364260000000001" table:style-name="ce6">
            <text:p>-0.23</text:p>
          </table:table-cell>
          <table:table-cell office:value-type="float" office:value="-0.29977419999999999" table:style-name="ce6">
            <text:p>-0.30</text:p>
          </table:table-cell>
          <table:table-cell office:value-type="float" office:value="-0.19168089999999999" table:style-name="ce6">
            <text:p>-0.19</text:p>
          </table:table-cell>
          <table:table-cell office:value-type="float" office:value="-0.20242309999999999" table:style-name="ce6">
            <text:p>-0.20</text:p>
          </table:table-cell>
          <table:table-cell office:value-type="float" office:value="-0.1737773" table:style-name="ce6">
            <text:p>-0.17</text:p>
          </table:table-cell>
          <table:table-cell office:value-type="float" office:value="-0.1637065" table:style-name="ce6">
            <text:p>-0.16</text:p>
          </table:table-cell>
          <table:table-cell office:value-type="float" office:value="-0.1187235" table:style-name="ce6">
            <text:p>-0.12</text:p>
          </table:table-cell>
          <table:table-cell office:value-type="float" office:value="-0.111674" table:style-name="ce6">
            <text:p>-0.11</text:p>
          </table:table-cell>
          <table:table-cell office:value-type="float" office:value="-0.17422489999999999" table:style-name="ce6">
            <text:p>-0.17</text:p>
          </table:table-cell>
          <table:table-cell office:value-type="float" office:value="-0.20913689999999999" table:style-name="ce6">
            <text:p>-0.21</text:p>
          </table:table-cell>
          <table:table-cell office:value-type="float" office:value="-0.2006327" table:style-name="ce6">
            <text:p>-0.20</text:p>
          </table:table-cell>
          <table:table-cell office:value-type="float" office:value="-0.1812744" table:style-name="ce6">
            <text:p>-0.18</text:p>
          </table:table-cell>
          <table:table-cell office:value-type="float" office:value="-0.1604614" table:style-name="ce6">
            <text:p>-0.16</text:p>
          </table:table-cell>
          <table:table-cell office:value-type="float" office:value="-0.1832886" table:style-name="ce6">
            <text:p>-0.18</text:p>
          </table:table-cell>
          <table:table-cell office:value-type="float" office:value="-0.19682820000000001" table:style-name="ce6">
            <text:p>-0.20</text:p>
          </table:table-cell>
          <table:table-cell office:value-type="float" office:value="-0.19335939999999999" table:style-name="ce6">
            <text:p>-0.19</text:p>
          </table:table-cell>
          <table:table-cell office:value-type="float" office:value="-0.2546794" table:style-name="ce6">
            <text:p>-0.25</text:p>
          </table:table-cell>
          <table:table-cell office:value-type="float" office:value="-0.31577549999999999" table:style-name="ce6">
            <text:p>-0.32</text:p>
          </table:table-cell>
          <table:table-cell office:value-type="float" office:value="-0.36736039999999998" table:style-name="ce6">
            <text:p>-0.37</text:p>
          </table:table-cell>
          <table:table-cell office:value-type="float" office:value="-0.38694250000000002" table:style-name="ce6">
            <text:p>-0.39</text:p>
          </table:table-cell>
          <table:table-cell office:value-type="float" office:value="-0.38313799999999998" table:style-name="ce6">
            <text:p>-0.38</text:p>
          </table:table-cell>
          <table:table-cell office:value-type="float" office:value="-0.41200769999999998" table:style-name="ce6">
            <text:p>-0.41</text:p>
          </table:table-cell>
          <table:table-cell office:value-type="float" office:value="-0.45900469999999999" table:style-name="ce6">
            <text:p>-0.46</text:p>
          </table:table-cell>
          <table:table-cell office:value-type="float" office:value="-0.44982909999999998" table:style-name="ce6">
            <text:p>-0.45</text:p>
          </table:table-cell>
          <table:table-cell office:value-type="float" office:value="-0.50085449999999998" table:style-name="ce6">
            <text:p>-0.50</text:p>
          </table:table-cell>
          <table:table-cell office:value-type="float" office:value="-0.5249125" table:style-name="ce6">
            <text:p>-0.52</text:p>
          </table:table-cell>
          <table:table-cell office:value-type="float" office:value="-0.48888140000000002" table:style-name="ce6">
            <text:p>-0.49</text:p>
          </table:table-cell>
          <table:table-cell office:value-type="float" office:value="-0.52032469999999997" table:style-name="ce6">
            <text:p>-0.52</text:p>
          </table:table-cell>
          <table:table-cell office:value-type="float" office:value="-0.48160809999999998" table:style-name="ce6">
            <text:p>-0.48</text:p>
          </table:table-cell>
          <table:table-cell office:value-type="float" office:value="-0.46325680000000002" table:style-name="ce6">
            <text:p>-0.46</text:p>
          </table:table-cell>
          <table:table-cell office:value-type="float" office:value="-0.4807129" table:style-name="ce6">
            <text:p>-0.48</text:p>
          </table:table-cell>
          <table:table-cell office:value-type="float" office:value="-0.4933573" table:style-name="ce6">
            <text:p>-0.49</text:p>
          </table:table-cell>
          <table:table-cell office:value-type="float" office:value="-0.49805700000000003" table:style-name="ce6">
            <text:p>-0.50</text:p>
          </table:table-cell>
          <table:table-cell office:value-type="float" office:value="-0.51349900000000004" table:style-name="ce6">
            <text:p>-0.51</text:p>
          </table:table-cell>
          <table:table-cell office:value-type="float" office:value="-0.53420009999999996" table:style-name="ce6">
            <text:p>-0.53</text:p>
          </table:table-cell>
          <table:table-cell office:value-type="float" office:value="-0.50656129999999999" table:style-name="ce6">
            <text:p>-0.51</text:p>
          </table:table-cell>
          <table:table-cell office:value-type="float" office:value="-0.48306270000000001" table:style-name="ce6">
            <text:p>-0.48</text:p>
          </table:table-cell>
          <table:table-cell office:value-type="float" office:value="-0.52289839999999999" table:style-name="ce6">
            <text:p>-0.52</text:p>
          </table:table-cell>
          <table:table-cell office:value-type="float" office:value="-0.53979489999999997" table:style-name="ce6">
            <text:p>-0.54</text:p>
          </table:table-cell>
          <table:table-cell office:value-type="float" office:value="-0.54572549999999997" table:style-name="ce6">
            <text:p>-0.55</text:p>
          </table:table-cell>
          <table:table-cell office:value-type="float" office:value="-0.53945920000000003" table:style-name="ce6">
            <text:p>-0.54</text:p>
          </table:table-cell>
          <table:table-cell office:value-type="float" office:value="-0.56597900000000001" table:style-name="ce6">
            <text:p>-0.57</text:p>
          </table:table-cell>
          <table:table-cell office:value-type="float" office:value="-0.52189129999999995" table:style-name="ce6">
            <text:p>-0.52</text:p>
          </table:table-cell>
          <table:table-cell office:value-type="float" office:value="-0.53666179999999997" table:style-name="ce6">
            <text:p>-0.54</text:p>
          </table:table-cell>
          <table:table-cell office:value-type="float" office:value="-0.53196209999999999" table:style-name="ce6">
            <text:p>-0.53</text:p>
          </table:table-cell>
          <table:table-cell office:value-type="float" office:value="-0.56284590000000001" table:style-name="ce6">
            <text:p>-0.56</text:p>
          </table:table-cell>
          <table:table-cell office:value-type="float" office:value="-0.65303549999999999" table:style-name="ce6">
            <text:p>-0.65</text:p>
          </table:table-cell>
          <table:table-cell office:value-type="float" office:value="-0.6428528" table:style-name="ce6">
            <text:p>-0.64</text:p>
          </table:table-cell>
          <table:table-cell office:value-type="float" office:value="-0.67787679999999995" table:style-name="ce6">
            <text:p>-0.68</text:p>
          </table:table-cell>
          <table:table-cell office:value-type="float" office:value="-0.70495609999999997" table:style-name="ce6">
            <text:p>-0.70</text:p>
          </table:table-cell>
          <table:table-cell office:value-type="float" office:value="-0.73561609999999999" table:style-name="ce6">
            <text:p>-0.74</text:p>
          </table:table-cell>
          <table:table-cell office:value-type="float" office:value="-0.72509769999999996" table:style-name="ce6">
            <text:p>-0.73</text:p>
          </table:table-cell>
          <table:table-cell office:value-type="float" office:value="-0.74300129999999998" table:style-name="ce6">
            <text:p>-0.74</text:p>
          </table:table-cell>
          <table:table-cell office:value-type="float" office:value="-0.79995729999999998" table:style-name="ce6">
            <text:p>-0.80</text:p>
          </table:table-cell>
          <table:table-cell office:value-type="float" office:value="-0.78977459999999999" table:style-name="ce6">
            <text:p>-0.79</text:p>
          </table:table-cell>
          <table:table-cell office:value-type="float" office:value="-0.80118820000000002" table:style-name="ce6">
            <text:p>-0.80</text:p>
          </table:table-cell>
          <table:table-cell office:value-type="float" office:value="-0.76582850000000002" table:style-name="ce6">
            <text:p>-0.77</text:p>
          </table:table-cell>
          <table:table-cell office:value-type="float" office:value="-0.79559329999999995" table:style-name="ce6">
            <text:p>-0.80</text:p>
          </table:table-cell>
          <table:table-cell office:value-type="float" office:value="-0.76" table:style-name="ce6">
            <text:p>-0.76</text:p>
          </table:table-cell>
          <table:table-cell table:number-columns-repeated="16287"/>
        </table:table-row>
        <table:table-row table:style-name="ro1">
          <table:table-cell office:value-type="float" office:value="7" table:style-name="ce16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number-rows-repeated="1048568" table:style-name="ro1">
          <table:table-cell table:number-columns-repeated="16384"/>
        </table:table-row>
      </table:table>
      <table:table table:name="p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table:number-columns-repeated="16359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  <table:table table:name="p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59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  <table:table table:name="q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table:number-columns-repeated="16359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  <table:table table:name="q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59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1" number:min-decimal-places="1" number:min-integer-digits="1"/>
    </number:number-style>
    <number:number-style style:name="N37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uhammad USMAN</dc:creator>
    <meta:creation-date>2022-08-08T08:55:34Z</meta:creation-date>
    <dc:date>2022-09-23T07:02:0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rofile_Slack.$B$2:.$CS$2" chart:class="chart:line" chart:attached-axis="primary-y" chart:style-name="G0S0">
            <chart:data-point chart:repeated="9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